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style:style style:name="P2" style:family="paragraph" style:parent-style-name="Standard">
      <style:paragraph-properties fo:text-align="center" style:justify-single-word="false"/>
      <style:text-properties officeooo:rsid="001a6941" officeooo:paragraph-rsid="001a6941"/>
    </style:style>
    <style:style style:name="P3" style:family="paragraph" style:parent-style-name="Standard">
      <style:text-properties officeooo:rsid="001b18b3" officeooo:paragraph-rsid="001b18b3"/>
    </style:style>
    <style:style style:name="P4" style:family="paragraph" style:parent-style-name="Standard">
      <style:text-properties officeooo:rsid="001b18b3" officeooo:paragraph-rsid="001ceefe"/>
    </style:style>
    <style:style style:name="P5" style:family="paragraph" style:parent-style-name="Standard">
      <style:text-properties officeooo:rsid="001ceefe" officeooo:paragraph-rsid="001ceefe"/>
    </style:style>
    <style:style style:name="P6" style:family="paragraph" style:parent-style-name="Text_20_body">
      <style:text-properties officeooo:rsid="001ceefe" officeooo:paragraph-rsid="001ceefe"/>
    </style:style>
    <style:style style:name="P7" style:family="paragraph" style:parent-style-name="Text_20_body">
      <style:paragraph-properties fo:text-align="center" style:justify-single-word="false"/>
      <style:text-properties officeooo:rsid="001ceefe" officeooo:paragraph-rsid="001ceefe"/>
    </style:style>
    <style:style style:name="P8" style:family="paragraph" style:parent-style-name="Text_20_body">
      <style:text-properties style:text-underline-style="none" officeooo:rsid="001ceefe" officeooo:paragraph-rsid="001ceefe"/>
    </style:style>
    <style:style style:name="P9" style:family="paragraph" style:parent-style-name="Text_20_body">
      <style:text-properties style:text-underline-style="none" officeooo:rsid="001ceefe" officeooo:paragraph-rsid="001d9266"/>
    </style:style>
    <style:style style:name="P10" style:family="paragraph" style:parent-style-name="Text_20_body">
      <style:text-properties fo:font-style="normal" style:text-underline-style="none" officeooo:rsid="001ceefe" officeooo:paragraph-rsid="001ceefe" style:font-style-asian="normal" style:font-style-complex="normal"/>
    </style:style>
    <style:style style:name="P11" style:family="paragraph" style:parent-style-name="Text_20_body">
      <style:text-properties fo:font-style="normal" style:text-underline-style="none" officeooo:rsid="001d9266" officeooo:paragraph-rsid="001ceefe" style:font-style-asian="normal" style:font-style-complex="normal"/>
    </style:style>
    <style:style style:name="P12" style:family="paragraph" style:parent-style-name="Text_20_body">
      <style:text-properties fo:font-style="normal" style:text-underline-style="none" officeooo:rsid="001d9266" officeooo:paragraph-rsid="001d9266" style:font-style-asian="normal" style:font-style-complex="normal"/>
    </style:style>
    <style:style style:name="P13" style:family="paragraph" style:parent-style-name="Text_20_body">
      <style:text-properties fo:font-style="normal" style:text-underline-style="none" officeooo:rsid="001d9266" officeooo:paragraph-rsid="0022c65c" style:font-style-asian="normal" style:font-style-complex="normal"/>
    </style:style>
    <style:style style:name="P14" style:family="paragraph" style:parent-style-name="Text_20_body">
      <style:text-properties fo:font-style="normal" style:text-underline-style="none" officeooo:rsid="001d9266" officeooo:paragraph-rsid="002bcc86" style:font-style-asian="normal" style:font-style-complex="normal"/>
    </style:style>
    <style:style style:name="P15" style:family="paragraph" style:parent-style-name="Text_20_body">
      <style:text-properties fo:font-style="normal" style:text-underline-style="none" officeooo:rsid="0022c65c" officeooo:paragraph-rsid="0022c65c" style:font-style-asian="normal" style:font-style-complex="normal"/>
    </style:style>
    <style:style style:name="P16" style:family="paragraph" style:parent-style-name="Text_20_body">
      <style:text-properties fo:font-style="normal" style:text-underline-style="none" officeooo:rsid="002bcc86" officeooo:paragraph-rsid="002bcc86" style:font-style-asian="normal" style:font-style-complex="normal"/>
    </style:style>
    <style:style style:name="P17" style:family="paragraph" style:parent-style-name="Text_20_body">
      <style:text-properties fo:font-style="normal" style:text-underline-style="none" officeooo:rsid="002e1a2e" officeooo:paragraph-rsid="002e1a2e" style:font-style-asian="normal" style:font-style-complex="normal"/>
    </style:style>
    <style:style style:name="P18" style:family="paragraph" style:parent-style-name="Text_20_body">
      <style:paragraph-properties fo:text-align="center" style:justify-single-word="false"/>
      <style:text-properties fo:font-size="15pt" fo:font-style="normal" style:text-underline-style="solid" style:text-underline-width="auto" style:text-underline-color="font-color" officeooo:rsid="002bcc86" officeooo:paragraph-rsid="002bcc86" fo:background-color="#ffff00" style:font-size-asian="15pt" style:font-style-asian="normal" style:font-size-complex="15pt" style:font-style-complex="normal"/>
    </style:style>
    <style:style style:name="P19" style:family="paragraph" style:parent-style-name="Text_20_body">
      <style:paragraph-properties fo:text-align="center" style:justify-single-word="false"/>
      <style:text-properties fo:font-size="16pt" fo:font-style="normal" style:text-underline-style="none" officeooo:rsid="002bcc86" officeooo:paragraph-rsid="002bcc86" fo:background-color="#ffff00" style:font-size-asian="16pt" style:font-style-asian="normal" style:font-size-complex="16pt" style:font-style-complex="normal"/>
    </style:style>
    <style:style style:name="P20" style:family="paragraph" style:parent-style-name="Text_20_body">
      <style:paragraph-properties fo:text-align="center" style:justify-single-word="false"/>
      <style:text-properties fo:font-size="16pt" fo:font-style="normal" style:text-underline-style="none" officeooo:rsid="002e1a2e" officeooo:paragraph-rsid="002e1a2e" fo:background-color="#ffff00" style:font-size-asian="16pt" style:font-style-asian="normal" style:font-size-complex="16pt" style:font-style-complex="normal"/>
    </style:style>
    <style:style style:name="P21" style:family="paragraph" style:parent-style-name="Text_20_body">
      <style:paragraph-properties fo:text-align="center" style:justify-single-word="false"/>
      <style:text-properties fo:font-size="16pt" fo:font-style="normal" style:text-underline-style="none" officeooo:rsid="002f9aee" officeooo:paragraph-rsid="002f9aee" fo:background-color="#ffff00" style:font-size-asian="16pt" style:font-style-asian="normal" style:font-size-complex="16pt" style:font-style-complex="normal"/>
    </style:style>
    <style:style style:name="P22" style:family="paragraph" style:parent-style-name="Text_20_body">
      <style:paragraph-properties fo:text-align="start" style:justify-single-word="false"/>
      <style:text-properties fo:font-size="16pt" fo:font-style="normal" style:text-underline-style="none" officeooo:rsid="002e1a2e" officeooo:paragraph-rsid="002e1a2e" fo:background-color="transparent" style:font-size-asian="16pt" style:font-style-asian="normal" style:font-size-complex="16pt" style:font-style-complex="normal"/>
    </style:style>
    <style:style style:name="P23" style:family="paragraph" style:parent-style-name="Text_20_body">
      <style:paragraph-properties fo:text-align="start" style:justify-single-word="false"/>
      <style:text-properties fo:font-size="16pt" fo:font-style="normal" style:text-underline-style="none" officeooo:rsid="002e1a2e" officeooo:paragraph-rsid="002f9aee" fo:background-color="transparent" style:font-size-asian="16pt" style:font-style-asian="normal" style:font-size-complex="16pt" style:font-style-complex="normal"/>
    </style:style>
    <style:style style:name="P24" style:family="paragraph" style:parent-style-name="Text_20_body">
      <style:paragraph-properties fo:text-align="start" style:justify-single-word="false"/>
      <style:text-properties fo:font-size="12pt" fo:font-style="normal" style:text-underline-style="none" officeooo:rsid="002e1a2e" officeooo:paragraph-rsid="002e1a2e" fo:background-color="transparent" style:font-size-asian="10.5pt" style:font-style-asian="normal" style:font-size-complex="12pt" style:font-style-complex="normal"/>
    </style:style>
    <style:style style:name="P25" style:family="paragraph" style:parent-style-name="Text_20_body">
      <style:paragraph-properties fo:text-align="start" style:justify-single-word="false"/>
      <style:text-properties fo:font-size="12pt" fo:font-style="normal" style:text-underline-style="none" officeooo:rsid="002f9aee" officeooo:paragraph-rsid="002f9aee" fo:background-color="transparent" style:font-size-asian="10.5pt" style:font-style-asian="normal" style:font-size-complex="12pt" style:font-style-complex="normal"/>
    </style:style>
    <style:style style:name="P26" style:family="paragraph" style:parent-style-name="Text_20_body">
      <style:paragraph-properties fo:text-align="start" style:justify-single-word="false"/>
      <style:text-properties fo:font-size="12pt" fo:font-style="normal" style:text-underline-style="none" officeooo:rsid="00329331" officeooo:paragraph-rsid="00329331" fo:background-color="transparent" style:font-size-asian="10.5pt" style:font-style-asian="normal" style:font-size-complex="12pt" style:font-style-complex="normal"/>
    </style:style>
    <style:style style:name="P27" style:family="paragraph" style:parent-style-name="Standard">
      <style:text-properties style:text-line-through-style="none" style:text-line-through-type="none" fo:font-style="normal" fo:font-weight="normal" officeooo:rsid="0057b743" officeooo:paragraph-rsid="0057b743" style:font-style-asian="normal" style:font-weight-asian="normal" style:font-style-complex="normal" style:font-weight-complex="normal"/>
    </style:style>
    <style:style style:name="P28" style:family="paragraph" style:parent-style-name="Standard">
      <style:text-properties style:text-line-through-style="none" style:text-line-through-type="none" fo:font-style="normal" fo:font-weight="normal" officeooo:rsid="005bff8b" officeooo:paragraph-rsid="005bff8b" style:font-style-asian="normal" style:font-weight-asian="normal" style:font-style-complex="normal" style:font-weight-complex="normal"/>
    </style:style>
    <style:style style:name="P29" style:family="paragraph" style:parent-style-name="Standard" style:list-style-name="L1">
      <style:paragraph-properties fo:text-align="center" style:justify-single-word="false" fo:break-before="page"/>
      <style:text-properties fo:font-size="16pt" officeooo:rsid="0010e102" officeooo:paragraph-rsid="003abdfa" style:font-size-asian="16pt" style:font-size-complex="16pt"/>
    </style:style>
    <style:style style:name="P30" style:family="paragraph" style:parent-style-name="Standard" style:list-style-name="L1">
      <style:text-properties officeooo:rsid="000d5081" officeooo:paragraph-rsid="003abdfa"/>
    </style:style>
    <style:style style:name="P31" style:family="paragraph" style:parent-style-name="Standard" style:list-style-name="L1">
      <style:text-properties fo:font-style="normal" officeooo:rsid="000d5081" officeooo:paragraph-rsid="003abdfa" style:font-style-asian="normal" style:font-style-complex="normal"/>
    </style:style>
    <style:style style:name="P32" style:family="paragraph" style:parent-style-name="Standard" style:list-style-name="L1">
      <style:text-properties fo:font-style="normal" officeooo:rsid="000f5620" officeooo:paragraph-rsid="003abdfa" style:font-style-asian="normal" style:font-style-complex="normal"/>
    </style:style>
    <style:style style:name="P33" style:family="paragraph" style:parent-style-name="Standard" style:list-style-name="L1">
      <style:text-properties fo:font-style="normal" officeooo:rsid="0010e102" officeooo:paragraph-rsid="003abdfa" style:font-style-asian="normal" style:font-style-complex="normal"/>
    </style:style>
    <style:style style:name="P34" style:family="paragraph" style:parent-style-name="Standard" style:list-style-name="L1">
      <style:paragraph-properties fo:break-before="page"/>
      <style:text-properties fo:font-style="normal" fo:font-weight="bold" officeooo:rsid="0051ac65" officeooo:paragraph-rsid="003be985" style:font-style-asian="normal" style:font-weight-asian="bold" style:font-style-complex="normal" style:font-weight-complex="bold"/>
    </style:style>
    <style:style style:name="P35" style:family="paragraph" style:parent-style-name="Standard" style:list-style-name="L2">
      <style:text-properties fo:font-style="normal" fo:font-weight="bold" officeooo:rsid="004a3eea" officeooo:paragraph-rsid="004a3eea" style:font-style-asian="normal" style:font-weight-asian="bold" style:font-style-complex="normal" style:font-weight-complex="bold"/>
    </style:style>
    <style:style style:name="P36" style:family="paragraph" style:parent-style-name="Standard" style:list-style-name="L2">
      <style:text-properties fo:font-style="normal" fo:font-weight="bold" officeooo:rsid="00544dd7" officeooo:paragraph-rsid="005a5c15" style:font-style-asian="normal" style:font-weight-asian="bold" style:font-style-complex="normal" style:font-weight-complex="bold"/>
    </style:style>
    <style:style style:name="P37" style:family="paragraph" style:parent-style-name="Standard" style:list-style-name="L2">
      <style:text-properties fo:font-style="normal" fo:font-weight="normal" officeooo:rsid="003be985" officeooo:paragraph-rsid="003be985" style:font-style-asian="normal" style:font-weight-asian="normal" style:font-style-complex="normal" style:font-weight-complex="normal"/>
    </style:style>
    <style:style style:name="P38" style:family="paragraph" style:parent-style-name="Standard" style:list-style-name="L2">
      <style:text-properties fo:font-style="normal" fo:font-weight="normal" officeooo:rsid="003be985" officeooo:paragraph-rsid="005a5c15" style:font-style-asian="normal" style:font-weight-asian="normal" style:font-style-complex="normal" style:font-weight-complex="normal"/>
    </style:style>
    <style:style style:name="P39" style:family="paragraph" style:parent-style-name="Standard" style:list-style-name="L2">
      <style:text-properties fo:font-style="normal" fo:font-weight="normal" officeooo:rsid="003be985" officeooo:paragraph-rsid="003df730" style:font-style-asian="normal" style:font-weight-asian="normal" style:font-style-complex="normal" style:font-weight-complex="normal"/>
    </style:style>
    <style:style style:name="P40" style:family="paragraph" style:parent-style-name="Standard" style:list-style-name="L2">
      <style:text-properties fo:font-style="normal" fo:font-weight="normal" officeooo:rsid="003df730" officeooo:paragraph-rsid="003df730" style:font-style-asian="normal" style:font-weight-asian="normal" style:font-style-complex="normal" style:font-weight-complex="normal"/>
    </style:style>
    <style:style style:name="P41" style:family="paragraph" style:parent-style-name="Standard" style:list-style-name="L2">
      <style:text-properties fo:font-style="normal" fo:font-weight="normal" officeooo:rsid="003df730" officeooo:paragraph-rsid="0041b8d0" style:font-style-asian="normal" style:font-weight-asian="normal" style:font-style-complex="normal" style:font-weight-complex="normal"/>
    </style:style>
    <style:style style:name="P42" style:family="paragraph" style:parent-style-name="Standard" style:list-style-name="L2">
      <style:text-properties fo:font-style="normal" fo:font-weight="normal" officeooo:rsid="003d2be4" officeooo:paragraph-rsid="003d2be4" style:font-style-asian="normal" style:font-weight-asian="normal" style:font-style-complex="normal" style:font-weight-complex="normal"/>
    </style:style>
    <style:style style:name="P43" style:family="paragraph" style:parent-style-name="Standard" style:list-style-name="L2">
      <style:text-properties fo:font-style="normal" fo:font-weight="normal" officeooo:rsid="003ff446" officeooo:paragraph-rsid="003ff446" style:font-style-asian="normal" style:font-weight-asian="normal" style:font-style-complex="normal" style:font-weight-complex="normal"/>
    </style:style>
    <style:style style:name="P44" style:family="paragraph" style:parent-style-name="Standard" style:list-style-name="L2">
      <style:text-properties fo:font-style="normal" fo:font-weight="normal" officeooo:rsid="0041b8d0" officeooo:paragraph-rsid="0041b8d0" style:font-style-asian="normal" style:font-weight-asian="normal" style:font-style-complex="normal" style:font-weight-complex="normal"/>
    </style:style>
    <style:style style:name="P45" style:family="paragraph" style:parent-style-name="Standard" style:list-style-name="L2">
      <style:text-properties fo:font-style="normal" fo:font-weight="normal" officeooo:rsid="004291d2" officeooo:paragraph-rsid="004291d2" style:font-style-asian="normal" style:font-weight-asian="normal" style:font-style-complex="normal" style:font-weight-complex="normal"/>
    </style:style>
    <style:style style:name="P46" style:family="paragraph" style:parent-style-name="Standard" style:list-style-name="L2">
      <style:text-properties fo:font-style="normal" fo:font-weight="normal" officeooo:rsid="0044662c" officeooo:paragraph-rsid="0044662c" style:font-style-asian="normal" style:font-weight-asian="normal" style:font-style-complex="normal" style:font-weight-complex="normal"/>
    </style:style>
    <style:style style:name="P47" style:family="paragraph" style:parent-style-name="Standard" style:list-style-name="L2">
      <style:text-properties fo:font-style="normal" fo:font-weight="normal" officeooo:rsid="004634e6" officeooo:paragraph-rsid="004634e6" style:font-style-asian="normal" style:font-weight-asian="normal" style:font-style-complex="normal" style:font-weight-complex="normal"/>
    </style:style>
    <style:style style:name="P48" style:family="paragraph" style:parent-style-name="Standard" style:list-style-name="L2">
      <style:text-properties fo:font-style="normal" fo:font-weight="normal" officeooo:rsid="00464e0e" officeooo:paragraph-rsid="00464e0e" style:font-style-asian="normal" style:font-weight-asian="normal" style:font-style-complex="normal" style:font-weight-complex="normal"/>
    </style:style>
    <style:style style:name="P49" style:family="paragraph" style:parent-style-name="Standard" style:list-style-name="L2">
      <style:text-properties style:text-line-through-style="solid" style:text-line-through-type="single" fo:font-style="normal" fo:font-weight="normal" officeooo:rsid="0047ee68" officeooo:paragraph-rsid="0047ee68" style:font-style-asian="normal" style:font-weight-asian="normal" style:font-style-complex="normal" style:font-weight-complex="normal"/>
    </style:style>
    <style:style style:name="P50" style:family="paragraph" style:parent-style-name="Standard" style:list-style-name="L2">
      <style:text-properties style:text-line-through-style="none" style:text-line-through-type="none" fo:font-style="normal" fo:font-weight="normal" officeooo:rsid="004f6938" officeooo:paragraph-rsid="004f6938" style:font-style-asian="normal" style:font-weight-asian="normal" style:font-style-complex="normal" style:font-weight-complex="normal"/>
    </style:style>
    <style:style style:name="P51" style:family="paragraph" style:parent-style-name="Standard" style:list-style-name="L2">
      <style:text-properties style:text-line-through-style="none" style:text-line-through-type="none" fo:font-style="normal" fo:font-weight="normal" officeooo:rsid="0055476a" officeooo:paragraph-rsid="0055476a" style:font-style-asian="normal" style:font-weight-asian="normal" style:font-style-complex="normal" style:font-weight-complex="normal"/>
    </style:style>
    <style:style style:name="P52" style:family="paragraph" style:parent-style-name="Standard" style:list-style-name="L2">
      <style:text-properties style:text-line-through-style="none" style:text-line-through-type="none" fo:font-style="normal" fo:font-weight="normal" officeooo:rsid="005252d6" officeooo:paragraph-rsid="005252d6" style:font-style-asian="normal" style:font-weight-asian="normal" style:font-style-complex="normal" style:font-weight-complex="normal"/>
    </style:style>
    <style:style style:name="P53" style:family="paragraph" style:parent-style-name="Standard" style:list-style-name="L2">
      <style:text-properties style:text-line-through-style="none" style:text-line-through-type="none" fo:font-style="normal" fo:font-weight="normal" officeooo:rsid="00544dd7" officeooo:paragraph-rsid="00544dd7" style:font-style-asian="normal" style:font-weight-asian="normal" style:font-style-complex="normal" style:font-weight-complex="normal"/>
    </style:style>
    <style:style style:name="P54" style:family="paragraph" style:parent-style-name="Standard" style:list-style-name="L2">
      <style:text-properties style:text-line-through-style="none" style:text-line-through-type="none" fo:font-style="normal" fo:font-weight="normal" officeooo:rsid="0055dd2b" officeooo:paragraph-rsid="0055dd2b" style:font-style-asian="normal" style:font-weight-asian="normal" style:font-style-complex="normal" style:font-weight-complex="normal"/>
    </style:style>
    <style:style style:name="P55" style:family="paragraph" style:parent-style-name="Standard" style:list-style-name="L2">
      <style:text-properties style:text-line-through-style="none" style:text-line-through-type="none" fo:font-style="normal" fo:font-weight="normal" officeooo:rsid="0057b743" officeooo:paragraph-rsid="0057b743" style:font-style-asian="normal" style:font-weight-asian="normal" style:font-style-complex="normal" style:font-weight-complex="normal"/>
    </style:style>
    <style:style style:name="P56" style:family="paragraph" style:parent-style-name="Standard" style:list-style-name="L2">
      <style:text-properties style:text-line-through-style="none" style:text-line-through-type="none" fo:font-style="normal" fo:font-weight="normal" officeooo:rsid="005bff8b" officeooo:paragraph-rsid="005bff8b" style:font-style-asian="normal" style:font-weight-asian="normal" style:font-style-complex="normal" style:font-weight-complex="normal"/>
    </style:style>
    <style:style style:name="P57" style:family="paragraph" style:parent-style-name="Standard" style:list-style-name="L2">
      <style:text-properties style:text-line-through-style="none" style:text-line-through-type="none" fo:font-style="normal" fo:font-weight="normal" officeooo:rsid="005b174b" officeooo:paragraph-rsid="005b174b" style:font-style-asian="normal" style:font-weight-asian="normal" style:font-style-complex="normal" style:font-weight-complex="normal"/>
    </style:style>
    <style:style style:name="P58" style:family="paragraph" style:parent-style-name="Standard" style:list-style-name="L2">
      <style:text-properties style:text-line-through-style="none" style:text-line-through-type="none" fo:font-style="normal" fo:font-weight="normal" officeooo:rsid="005a5c15" officeooo:paragraph-rsid="005a5c15" style:font-style-asian="normal" style:font-weight-asian="normal" style:font-style-complex="normal" style:font-weight-complex="normal"/>
    </style:style>
    <style:style style:name="P59" style:family="paragraph" style:parent-style-name="Standard" style:list-style-name="L2">
      <style:text-properties style:text-line-through-style="none" style:text-line-through-type="none" fo:font-style="normal" fo:font-weight="normal" officeooo:rsid="005a5c15" officeooo:paragraph-rsid="005b174b" style:font-style-asian="normal" style:font-weight-asian="normal" style:font-style-complex="normal" style:font-weight-complex="normal"/>
    </style:style>
    <style:style style:name="P60" style:family="paragraph" style:parent-style-name="Standard" style:list-style-name="L2">
      <style:text-properties style:text-line-through-style="none" style:text-line-through-type="none" fo:font-style="normal" fo:font-weight="bold" officeooo:rsid="005bff8b" officeooo:paragraph-rsid="005bff8b" style:font-style-asian="normal" style:font-weight-asian="bold" style:font-style-complex="normal" style:font-weight-complex="bold"/>
    </style:style>
    <style:style style:name="T1" style:family="text">
      <style:text-properties officeooo:rsid="001a6941"/>
    </style:style>
    <style:style style:name="T2" style:family="text">
      <style:text-properties officeooo:rsid="001b18b3"/>
    </style:style>
    <style:style style:name="T3" style:family="text">
      <style:text-properties officeooo:rsid="001ceefe"/>
    </style:style>
    <style:style style:name="T4" style:family="text">
      <style:text-properties fo:font-style="italic" style:font-style-asian="italic" style:font-style-complex="italic"/>
    </style:style>
    <style:style style:name="T5" style:family="text">
      <style:text-properties fo:font-style="italic" officeooo:rsid="001d9266" style:font-style-asian="italic" style:font-style-complex="italic"/>
    </style:style>
    <style:style style:name="T6" style:family="text">
      <style:text-properties fo:font-style="italic" officeooo:rsid="002081ea" style:font-style-asian="italic" style:font-style-complex="italic"/>
    </style:style>
    <style:style style:name="T7" style:family="text">
      <style:text-properties fo:font-style="italic" officeooo:rsid="002336b3" style:font-style-asian="italic" style:font-style-complex="italic"/>
    </style:style>
    <style:style style:name="T8" style:family="text">
      <style:text-properties fo:font-style="italic" officeooo:rsid="00254c06" style:font-style-asian="italic" style:font-style-complex="italic"/>
    </style:style>
    <style:style style:name="T9" style:family="text">
      <style:text-properties fo:font-style="italic" officeooo:rsid="003df730" style:font-style-asian="italic" style:font-style-complex="italic"/>
    </style:style>
    <style:style style:name="T10" style:family="text">
      <style:text-properties fo:font-style="italic" officeooo:rsid="004b7cd4" style:font-style-asian="italic" style:font-style-complex="italic"/>
    </style:style>
    <style:style style:name="T11" style:family="text">
      <style:text-properties fo:font-style="italic" officeooo:rsid="005252d6" style:font-style-asian="italic" style:font-style-complex="italic"/>
    </style:style>
    <style:style style:name="T12" style:family="text">
      <style:text-properties fo:font-style="italic" officeooo:rsid="0057b743"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d9266"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style:text-position="super 58%"/>
    </style:style>
    <style:style style:name="T17" style:family="text">
      <style:text-properties fo:font-size="16pt" fo:font-style="normal" style:text-underline-style="solid" style:text-underline-width="auto" style:text-underline-color="font-color" fo:background-color="#ffff00" loext:char-shading-value="0" style:font-size-asian="16pt" style:font-style-asian="normal" style:font-size-complex="16pt" style:font-style-complex="normal"/>
    </style:style>
    <style:style style:name="T18" style:family="text">
      <style:text-properties officeooo:rsid="002081ea"/>
    </style:style>
    <style:style style:name="T19" style:family="text">
      <style:text-properties officeooo:rsid="0020f8c5"/>
    </style:style>
    <style:style style:name="T20" style:family="text">
      <style:text-properties officeooo:rsid="0022c65c"/>
    </style:style>
    <style:style style:name="T21" style:family="text">
      <style:text-properties officeooo:rsid="002336b3"/>
    </style:style>
    <style:style style:name="T22" style:family="text">
      <style:text-properties officeooo:rsid="00254c06"/>
    </style:style>
    <style:style style:name="T23" style:family="text">
      <style:text-properties officeooo:rsid="00257803"/>
    </style:style>
    <style:style style:name="T24" style:family="text">
      <style:text-properties officeooo:rsid="00263414"/>
    </style:style>
    <style:style style:name="T25" style:family="text">
      <style:text-properties officeooo:rsid="0027ba10"/>
    </style:style>
    <style:style style:name="T26" style:family="text">
      <style:text-properties officeooo:rsid="00291378"/>
    </style:style>
    <style:style style:name="T27" style:family="text">
      <style:text-properties officeooo:rsid="002bcc86"/>
    </style:style>
    <style:style style:name="T28" style:family="text">
      <style:text-properties officeooo:rsid="002e1a2e"/>
    </style:style>
    <style:style style:name="T29" style:family="text">
      <style:text-properties fo:font-size="12pt" style:font-size-asian="10.5pt" style:font-size-complex="12pt"/>
    </style:style>
    <style:style style:name="T30" style:family="text">
      <style:text-properties fo:font-size="12pt" officeooo:rsid="002f9aee" style:font-size-asian="10.5pt" style:font-size-complex="12pt"/>
    </style:style>
    <style:style style:name="T31" style:family="text">
      <style:text-properties officeooo:rsid="00329331"/>
    </style:style>
    <style:style style:name="T32" style:family="text">
      <style:text-properties officeooo:rsid="00331e46"/>
    </style:style>
    <style:style style:name="T33" style:family="text">
      <style:text-properties officeooo:rsid="0033bab5"/>
    </style:style>
    <style:style style:name="T34" style:family="text">
      <style:text-properties officeooo:rsid="00353c5b"/>
    </style:style>
    <style:style style:name="T35" style:family="text">
      <style:text-properties officeooo:rsid="003694e2"/>
    </style:style>
    <style:style style:name="T36" style:family="text">
      <style:text-properties officeooo:rsid="0036c9de"/>
    </style:style>
    <style:style style:name="T37" style:family="text">
      <style:text-properties officeooo:rsid="0037d06d"/>
    </style:style>
    <style:style style:name="T38" style:family="text">
      <style:text-properties officeooo:rsid="0039f365"/>
    </style:style>
    <style:style style:name="T39" style:family="text">
      <style:text-properties officeooo:rsid="000d78af"/>
    </style:style>
    <style:style style:name="T40" style:family="text">
      <style:text-properties officeooo:rsid="000d9621"/>
    </style:style>
    <style:style style:name="T41" style:family="text">
      <style:text-properties officeooo:rsid="0010e102"/>
    </style:style>
    <style:style style:name="T42" style:family="text">
      <style:text-properties fo:font-weight="normal" style:font-weight-asian="normal" style:font-weight-complex="normal"/>
    </style:style>
    <style:style style:name="T43" style:family="text">
      <style:text-properties officeooo:rsid="003d2be4"/>
    </style:style>
    <style:style style:name="T44" style:family="text">
      <style:text-properties officeooo:rsid="003df730"/>
    </style:style>
    <style:style style:name="T45" style:family="text">
      <style:text-properties fo:font-weight="bold" style:font-weight-asian="bold" style:font-weight-complex="bold"/>
    </style:style>
    <style:style style:name="T46" style:family="text">
      <style:text-properties fo:font-weight="bold" officeooo:rsid="003df730" style:font-weight-asian="bold" style:font-weight-complex="bold"/>
    </style:style>
    <style:style style:name="T47" style:family="text">
      <style:text-properties fo:font-weight="bold" officeooo:rsid="0041b8d0" style:font-weight-asian="bold" style:font-weight-complex="bold"/>
    </style:style>
    <style:style style:name="T48" style:family="text">
      <style:text-properties fo:font-weight="bold" officeooo:rsid="005195a8" style:font-weight-asian="bold" style:font-weight-complex="bold"/>
    </style:style>
    <style:style style:name="T49" style:family="text">
      <style:text-properties fo:font-weight="bold" officeooo:rsid="00544dd7" style:font-weight-asian="bold" style:font-weight-complex="bold"/>
    </style:style>
    <style:style style:name="T50" style:family="text">
      <style:text-properties fo:font-weight="bold" officeooo:rsid="0057b743" style:font-weight-asian="bold" style:font-weight-complex="bold"/>
    </style:style>
    <style:style style:name="T51" style:family="text">
      <style:text-properties fo:font-weight="bold" officeooo:rsid="00596bd2" style:font-weight-asian="bold" style:font-weight-complex="bold"/>
    </style:style>
    <style:style style:name="T52" style:family="text">
      <style:text-properties officeooo:rsid="003f3ffd"/>
    </style:style>
    <style:style style:name="T53" style:family="text">
      <style:text-properties officeooo:rsid="003ff446"/>
    </style:style>
    <style:style style:name="T54" style:family="text">
      <style:text-properties officeooo:rsid="0041b8d0"/>
    </style:style>
    <style:style style:name="T55" style:family="text">
      <style:text-properties officeooo:rsid="004291d2"/>
    </style:style>
    <style:style style:name="T56" style:family="text">
      <style:text-properties officeooo:rsid="0044662c"/>
    </style:style>
    <style:style style:name="T57" style:family="text">
      <style:text-properties officeooo:rsid="004634e6"/>
    </style:style>
    <style:style style:name="T58" style:family="text">
      <style:text-properties officeooo:rsid="00464e0e"/>
    </style:style>
    <style:style style:name="T59" style:family="text">
      <style:text-properties officeooo:rsid="0047ee68"/>
    </style:style>
    <style:style style:name="T60" style:family="text">
      <style:text-properties officeooo:rsid="0048ac33"/>
    </style:style>
    <style:style style:name="T61" style:family="text">
      <style:text-properties officeooo:rsid="004a3eea"/>
    </style:style>
    <style:style style:name="T62" style:family="text">
      <style:text-properties officeooo:rsid="004b7cd4"/>
    </style:style>
    <style:style style:name="T63" style:family="text">
      <style:text-properties officeooo:rsid="004ede94"/>
    </style:style>
    <style:style style:name="T64" style:family="text">
      <style:text-properties officeooo:rsid="00501200"/>
    </style:style>
    <style:style style:name="T65" style:family="text">
      <style:text-properties officeooo:rsid="005195a8"/>
    </style:style>
    <style:style style:name="T66" style:family="text">
      <style:text-properties officeooo:rsid="005252d6"/>
    </style:style>
    <style:style style:name="T67" style:family="text">
      <style:text-properties officeooo:rsid="00544c87"/>
    </style:style>
    <style:style style:name="T68" style:family="text">
      <style:text-properties officeooo:rsid="00544dd7"/>
    </style:style>
    <style:style style:name="T69" style:family="text">
      <style:text-properties officeooo:rsid="0055c788"/>
    </style:style>
    <style:style style:name="T70" style:family="text">
      <style:text-properties officeooo:rsid="0055dd2b"/>
    </style:style>
    <style:style style:name="T71" style:family="text">
      <style:text-properties officeooo:rsid="0057b743"/>
    </style:style>
    <style:style style:name="T72" style:family="text">
      <style:text-properties officeooo:rsid="00596bd2"/>
    </style:style>
    <style:style style:name="T73" style:family="text">
      <style:text-properties officeooo:rsid="005b174b"/>
    </style:style>
    <style:style style:name="T74" style:family="text">
      <style:text-properties officeooo:rsid="005bff8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2">[this next section needs some serious rewriting] </text:p>
      <text:p text:style-name="P1"><text:tab/>Impressed with is courage, Jed tells him to draw in more power, <text:span text:style-name="T1">close his eyes and, when he opens them expect that something will be different. <text:s/>Imagine that it’s suddenly bright out or that you’re now in a desert or that you’re in a house somewhere couldn’t possibly be right now.</text:span></text:p>
      <text:p text:style-name="P1"><text:s/><text:tab/><text:span text:style-name="T1">Dom, still aware of the Demon advancing, thinks of his home then blinks. <text:s/>Suddenly, he in his childhood room. <text:s/>Jed, who’s still next to him, says quickly “Great job, but this is too small. Where’d the mouther go?” <text:s/>He looks concerned as he tells some almost frantically, “Somewhere more open! Quick!” <text:s/>He turns toward the door and pulls a full-on Glock out of his jeans pocket, Dr. Who bigger-on-the-inside style. <text:s/>The Mouther is slowly leaking through the door, but now its speak with his father’s voice, who died and it freaks him out. <text:s/>Just before the Mouther breaks down the door, Dom figures it out and send the three of themto an open meadow. <text:s/>Jed puts three rounds into the Mouther and it recoils </text:span><text:soft-page-break/><text:span text:style-name="T1">away from them. <text:s/>As the mother starts to gather itself up again, Jed tells Dom to imagine a weapon in his hand – something that he knows how to use.</text:span></text:p>
      <text:p text:style-name="P1"><text:tab/><text:span text:style-name="T1">The Mouther lets out a scream and Dom pulls out a large knife out of mid-air. <text:s/>He squares up and waits for more instruction from Jed. <text:s/>Jed just raises his eyebrows and says, “Kill it, what are you waiting for?”</text:span></text:p>
      <text:p text:style-name="P1"><text:tab/><text:span text:style-name="T1">The Mouther gets louder and louder, the voices start screaming as Dom approaches with the knife. <text:s/>He stabs it in one tendril and the Mouther tries to use his father’s voice to mind fuck him into letting the Mouther eat him. Dom pushes through by thinking that his father would have wanted him to see him make something of himself. <text:s/>He drives the knife directly into the heart of the Mouther. <text:s/>As the Demon dies, it starts to get dragged down to Hell or something and the Mouther grabs his leg. <text:s/>Jed is surprised his happened and uses his power to pull Dom away, but the Mouther is holding on tight. <text:s/>The fire from the pit licks up Dom’s leg and he screams in pain. <text:s/>With the last bit of his will, Dom spins and cuts off the tendril. <text:s/></text:span></text:p>
      <text:p text:style-name="P1"><text:tab/><text:span text:style-name="T1">Jed rushes over to him and rups off the Mouther tentacle-thing. <text:s/>He tells Dom to release the power – it’s like the feeling of your hand out a car window with the wind running over it, or the feeling or water running over your body. <text:s/>Dom, focusing hard, summons the feeling of magic melting away and he returns to the Material world. <text:s/>The pain in his leg is excruciating, but when he looks at his leg, the burns are gone. <text:s/>Jed tells him that his brain will catch up in a little while. <text:s/>Jed’s really nice to him, but Dom shouts at him, “Why did you just throw me in there? I could have died you psycho!” Jed tells him that Mouthers are so easy to kill that no one really even pays for them. <text:s/>He says that it’s like taking out the trash. <text:s/>Exorcists get way, way more hurt than this more often than he’s thinking. <text:s/>If this scared him off, he’s got no shot at being an Exorcist. <text:s/>Jed tells him to give it up. <text:s/>Dom storms off back into the city.</text:span></text:p>
      <text:p text:style-name="P1"><text:tab/><text:span text:style-name="T2">The sun is rising on the city and Dom is storming throught the streets, past the resturaunts and shops that are slowly opening. Dom’s talking – muttering to himself about how is definitely done with the Wizard stuff and how he’s not ready to die. <text:s/>Then he fights back whith himself that Jed went hard on him on pupose, just trying to get him to quit. <text:s/>While he’s fighting with himself, he gets jump-scared by a homeless woman in a wheelchair holding a sign that says “This store is trying to kill me!” There are a bunch of other scratchings underneath that, but Dom can’t read it. <text:s/>The woman shouts “You need to help me! I’m going to die!” <text:s/>She’s so loud that she sounds like she’s actually desperate. <text:s/>Dom accidentally makes eye contact with her and she lock in on him.</text:span></text:p>
      <text:p text:style-name="P1"><text:tab/>“<text:span text:style-name="T2">Come here sir! Please help me! Please!” Reluctantly, Dom comes over and asks if she’s okay. <text:s/>The woman asks him if he would please help her tie her bag shut since there’s a hole in it. <text:s/>Dom is sort of annoyed that she’s not really in danger, but he still takes a seat on the chair next to her and starts to tie her bag shut. <text:s/>The hole is too bug, buut he takes another look at it and thinks he could just fix it with a little bit of magic. <text:s/>The woman all the while chats about hoe the people in the store have been trying to poison her and every day they’ve been calling the CIA on her every day, but they’re all idiots because she sees right through them. <text:s/>While she’s looking for something on the other side of her wheelchair, Dom uses him magic to seal the hole then, to pass believeability, he puts a very tight knot that, if she unties it, will undo the knot/patch. <text:s/>When she turns around, he says, “Here you go.” <text:s/>The woman looks at it for just a second and then leans away abruptly and says, “You’re one of them! He’s an agent! <text:s/>He’s trying to kill me! He’s just mocking me, it’s like he’s playing his his food! <text:s/>Oh God! <text:s/>Help!” <text:s/></text:span></text:p>
      <text:p text:style-name="P1"><text:tab/><text:span text:style-name="T2">Dom jumps out of his seat, looking aroudn at the people on the streetwho aren’t really interested in the screaming lady – still San Francisco after all. <text:s/>The door of the shop full of poisoners and CIA agents opens with a jangle of bells. <text:s/></text:span></text:p>
      <text:p text:style-name="P1"><text:tab/>“<text:span text:style-name="T2">Lloyce! [lol, change that] You can’t be shouting at poeple like that! You know people will call the cops and they’ll make you move again!” <text:s/>Yunjin is standing in the doorway of what looks like a </text:span><text:soft-page-break/><text:span text:style-name="T2">bookstore. <text:s/>She’s not in her nighttime mage getup, but wearing a rather booking get-up and large circular glasses.</text:span></text:p>
      <text:p text:style-name="P1"><text:tab/><text:span text:style-name="T2">Lloyce shouts, “Fuck you!”</text:span></text:p>
      <text:p text:style-name="P3"><text:tab/>Dom, now on his feet, speaks first, looks her in the eyes and says, “Hey,” with a goofy grin.</text:p>
      <text:p text:style-name="P3"><text:tab/>After a pause, “What are you stalking me?”</text:p>
      <text:p text:style-name="P3"><text:tab/>Lloyce shouts, “They’re killing me!”</text:p>
      <text:p text:style-name="P3"><text:tab/>Dom says, “No I’m not,” now worried.</text:p>
      <text:p text:style-name="P3"><text:tab/>“That’s what a stalker would say, now isn’t it?” Yunjin half-smiled. <text:s/>She’s clearly joking. Well, sort of.</text:p>
      <text:p text:style-name="P3"><text:tab/>Lloyce says, “Please help!”</text:p>
      <text:p text:style-name="P3"><text:tab/>Yunjin turns back into the store and says, “Lloyce, you gotta calm down.”</text:p>
      <text:p text:style-name="P3"><text:tab/>Dom follows her in.</text:p>
      <text:p text:style-name="P3"><text:tab/>Yunjin says, “She’s really a nice lady, just has some bad days.”</text:p>
      <text:p text:style-name="P3"><text:tab/>The store looks old, but clean. <text:s/>The books are shelved neatly, but there are stacks of books piled high on the long wooden counters that run the length of the store. <text:s/>It’s smells of dust… and a little bit of lemon cleaning solution.</text:p>
      <text:p text:style-name="P3"><text:tab/>“Do you work here?”</text:p>
      <text:p text:style-name="P3"><text:tab/>“Nah, it’s my store.”</text:p>
      <text:p text:style-name="P3"><text:tab/>“Wait really?” She couldn’t be more than 25 or so.</text:p>
      <text:p text:style-name="P3"><text:tab/>Misunderstanding his confusion she says, “I mean, I don’t have employees or anything.” She opens the register and starts counting out the cash in front of him. <text:s/>Dom lets the topic drop. <text:s/>“Really nice place.” </text:p>
      <text:p text:style-name="P3"><text:tab/>“How’s the Wizardry going?” says Yunjin, “Nice to see you’re not dead yet.”</text:p>
      <text:p text:style-name="P3"><text:tab/>“I damn near died this morning. <text:s/>The guy teaching me had me kill a demon this morning in the park.”</text:p>
      <text:p text:style-name="P3"><text:tab/>She doesn’t even look up, “The Mouther? Poor baby. <text:s/>Did it almost whisper you to death?”</text:p>
      <text:p text:style-name="P3"><text:tab/>Dom feels embarassed, maybe sort of mad that she’s mocking him. <text:s/>He’s at a loss for words. <text:s/>“Okay then.” <text:s/>He pauses and looks around the store awkwardly.</text:p>
      <text:p text:style-name="P3"><text:tab/>“<text:span text:style-name="T3">What do you want a trophy?”</text:span></text:p>
      <text:p text:style-name="P3"><text:tab/>“<text:span text:style-name="T3">Chill, I just don’t know any other Wizards to talk about this stuff.”</text:span></text:p>
      <text:p text:style-name="P3"><text:tab/>“<text:span text:style-name="T3">Listen, I’m not really into the whole back patting thing. <text:s/>All you guys just wawnt someone to tell you that it’s all going to be okay, but the society we live in is pretty scary. <text:s/>It chews us up and kills us all and we don’t really have a choice whether we participate or not. <text:s/>There’s no good jobs or nice work – just risking our lives and the city overlords giving us just enough money to make it to the next day.”</text:span></text:p>
      <text:p text:style-name="P4"><text:tab/><text:span text:style-name="T3">Looking away from Yunjin, Dom says, “How did you buy this store?”</text:span></text:p>
      <text:p text:style-name="P5"><text:tab/>“That’s none of your business.”</text:p>
      <text:p text:style-name="P5"><text:tab/>Dom pauses thinking, “Well then… why doo you do it then? <text:s/>Hunt demons I mean.”</text:p>
      <text:p text:style-name="P5"><text:tab/>She pauses, “Because I’m good at it. <text:s/>Maybe because I don’t want those Demons wandering around my neighborhood. <text:s/>There are people here who’ll suffer even if they don’t know those things exist.”</text:p>
      <text:p text:style-name="P4"><text:tab/>“<text:span text:style-name="T3">Well, that’s nice.” He shifts a little and looks aroudn the store.</text:span></text:p>
      <text:p text:style-name="P4"><text:tab/>“<text:span text:style-name="T3">Who’s teaching you?”</text:span></text:p>
      <text:p text:style-name="P4"><text:tab/>“<text:span text:style-name="T3">Guy named Jed. <text:s/>He runs the Cable Car Diner over on Nob Hill.”</text:span></text:p>
      <text:p text:style-name="P4"><text:tab/><text:span text:style-name="T3">She seems to have a fine opinion of Jed. <text:s/>“Did you take the oath? <text:s/>What his again? The Good Man?”</text:span></text:p>
      <text:p text:style-name="P4"><text:tab/>“<text:span text:style-name="T3">Oath?”</text:span></text:p>
      <text:p text:style-name="P4"><text:tab/>“<text:span text:style-name="T3">God, you really are new.”</text:span></text:p>
      <text:p text:style-name="P4"><text:soft-page-break/><text:tab/>“<text:span text:style-name="T3">He told me some rules I need to follow around the diner. <text:s/>Stuff like being nice to customers and stuff.”</text:span></text:p>
      <text:p text:style-name="P4"><text:tab/>“<text:span text:style-name="T3">Nah, it would be something he tells you it’s extremely important to follow. <text:s/>Like, as long as you’re here you must always…”</text:span></text:p>
      <text:p text:style-name="P4"><text:tab/>“<text:span text:style-name="T3">Oh, if someone asks for your help, if it’s within you power, you must help them.”</text:span></text:p>
      <text:p text:style-name="P4"><text:tab/>“<text:span text:style-name="T3">Is that what you were doing over there with Lloyce?”</text:span></text:p>
      <text:p text:style-name="P4"><text:tab/><text:span text:style-name="T3">Dom hadn’t thought about that. “Maybe? She sort of trapped me. I hadn’t really thought of it. <text:s/>What do you mean Oath?”</text:span></text:p>
      <text:p text:style-name="P4"><text:tab/>“<text:span text:style-name="T3">You make an Oath and the longer or more often you keep it, the more things you can do with your magic.”</text:span></text:p>
      <text:p text:style-name="P4"><text:tab/>“<text:span text:style-name="T3">You see, why doesn’t Jed explain stuff like that to me?”</text:span></text:p>
      <text:p text:style-name="P4"><text:tab/><text:span text:style-name="T3">She shruggs, “I’m sure he has his reasons. <text:s/>Jed’s a good guy.”</text:span></text:p>
      <text:p text:style-name="P4"><text:tab/>“<text:span text:style-name="T3">I just want to know as much as I can about all this.”</text:span></text:p>
      <text:p text:style-name="P4"><text:tab/><text:span text:style-name="T3">She thinks for a minute, “Well, you could come meet the Exorcists if you like. <text:s/>They might not explain much, but they won’t hide anything from you at least.”</text:span></text:p>
      <text:p text:style-name="P4"><text:tab/>“<text:span text:style-name="T3">Yea, I’d love that.”</text:span></text:p>
      <text:p text:style-name="P4"><text:tab/>“<text:span text:style-name="T3">Tempest, down in SOMA. <text:s/>You know it?”</text:span></text:p>
      <text:p text:style-name="P4"><text:tab/><text:span text:style-name="T3">He nods.</text:span></text:p>
      <text:p text:style-name="P5"><text:tab/>“See you at 8. <text:s/>They don’t take cash.”</text:p>
      <text:p text:style-name="P5"><text:tab/>Dom returned for his shift at the Cable Car Diner. <text:s/>Jed gives him a look when Dom walks in, but when it doesn’t look like Dom’s ready to talk, he shouts to one of the customers, “Hey, weren’t you looking for Dom, Mrs. Mary?”</text:p>
      <text:p text:style-name="P5"><text:tab/>Mrs. Mary is an older woman. <text:s/>She might be called elderly if it weren’t for th eintest attitude she look to everything. <text:s/>She needs help with her friend’s business idea [it’s gotta be something super random… like she wants to sell her world music recordings or something] and want to know if he can help with her website. <text:s/>Dom looks at Jed confused. <text:s/>Jed shrugs, “If you can help, she’s a good friend of the Diner.”</text:p>
      <text:p text:style-name="P5"><text:tab/>More because he doesn’t know what else to say, he tells her yes. <text:s/>He needs some info form her friend, but he’ll help as much as he can. <text:s/>Mrs. Mary’s happy and hangs around to finish her lunch and chat happily with Dom, Jed, and the rest of the customers that roll through. <text:s/>Somewhere over the course of the shift. <text:s/>Dom forgives Jed for the intense lesson. [Not verbally, internally]</text:p>
      <text:p text:style-name="P5"><text:tab/>There’s some dead time near the resturaunt’s close. <text:s/>Dom’s leaning against the counter and Jed’s mopping the floor near him, letting Dom relax from the day.</text:p>
      <text:p text:style-name="P5"><text:tab/>“I’m going to meet the Exorcists tonight.”</text:p>
      <text:p text:style-name="P5"><text:tab/>“Okay, be careful. <text:s/>Don’t promise anything.”</text:p>
      <text:p text:style-name="P5"><text:tab/>Dom pauses, “What’s their Oath?”</text:p>
      <text:p text:style-name="P5"><text:tab/>Jed freezes for a second, then continues his cleaning. “Kill Demons.”</text:p>
      <text:p text:style-name="P5"><text:tab/>“What’s wrong with that Oath Jed? <text:s/>Honestly, I want to know.”</text:p>
      <text:p text:style-name="P5"><text:tab/>Jed turns to him. <text:s/>“There’s nothing wrong with them Dom. <text:s/>They’re just… missing the point I think.”</text:p>
      <text:p text:style-name="P5"><text:tab/>“The point of what?”</text:p>
      <text:p text:style-name="P5"><text:tab/>“Of being a Wizard.” He looks around for his words. <text:s/>“Like, what’s the point of gardening?”</text:p>
      <text:p text:style-name="P5"><text:tab/>Dom thinks for a moment and decides this is a trick question. <text:s/>“Is there a point to gardening?”</text:p>
      <text:p text:style-name="P5"><text:tab/>Jed returns to his cleaning. <text:s/>“You don’t think so?”</text:p>
      <text:p text:style-name="P5"><text:tab/>“I don’t know,” Dom says thoughtfully. <text:s/>“To be happy? Maybe it relaxes people?”</text:p>
      <text:p text:style-name="P5"><text:tab/>Jed nods. “Maybe, maybe. <text:s/>There’s a lot to learn from the Exorcists. <text:s/>There are other enclaves in the City too if you want to meet them. <text:s/>Just, you know, be careful what you promise people.”</text:p>
      <text:p text:style-name="P5"><text:tab/>Dom nods. <text:s/>As he’s getting ready to leave, he looks up at Jed. <text:s/>“What’s your Oath?”</text:p>
      <text:p text:style-name="P5"><text:tab/>Jed looks up with an amused look on his face. <text:s/>“Grow nice flowers.”</text:p>
      <text:p text:style-name="P5"><text:soft-page-break/><text:tab/>The Tempest is a riotous bar, with stickers covering every ince of the walls and tables. <text:s/>The single waitress flies aroudn from the table to table like a dancer, albeit to the tune of whatever metal song is blaring over the speakers. <text:s/>It’s night time, but somehow the bar seems even darker on the inside. <text:s/>Off in the corner, a group of 8 [4 now? The boys, maxine, Yunjin] people were crammed around a 2-person table. <text:s/>They looked like tech workers, white or blue collared shirts, no ties, neatly groomed, but their hair still looks disheveled somehow. <text:s/>Yunjin looks up and finds Dom standing in the enterance.</text:p>
      <text:p text:style-name="P5"><text:tab/>“Dom! <text:s/>Over here!”</text:p>
      <text:p text:style-name="P5"><text:tab/>As Dom approached the table, a couple looked up to say hello, but most of the table was embroiled in an agruement.</text:p>
      <text:p text:style-name="P5"><text:tab/>“I don’t want the fucking Marina again! <text:s/>If I have one more Drowner follow me home, I’m gonna jump off the nearest building. <text:s/>I swear to God.”</text:p>
      <text:p text:style-name="P5"><text:tab/>“Jesus, Sahil,” said the woman who was not Yunjin.</text:p>
      <text:p text:style-name="P5"><text:tab/>“I mean it dude. <text:s/>And the fucking clubbers don’t make it any easier. <text:s/>Have you ever tried to base plane a demon while some rave chick is watching you zonked out on mollies? <text:s/>You get back after nearly losing your god damn head and find out you fried some stupid rave girl’s brain bacause she was unlucky enough to be zonked out on some shit that can see through the veil.”</text:p>
      <text:p text:style-name="P5"><text:tab/>“Then what? Are we gonna just let them get jumped by those Drowners? <text:s/>It’s actually better for them to follow you home –”</text:p>
      <text:p text:style-name="P5"><text:tab/>“Oh yea? Then give me the Castro! <text:s/>At least I’m sacrificing for the gays then!”</text:p>
      <text:p text:style-name="P5"><text:tab/>The table broke into laughter at that.</text:p>
      <text:p text:style-name="P5"><text:tab/>Riding the laughter, he continued. “Yes! <text:s/>Give me the leather daddies! <text:s/>At least they’ll love me more than you fuckers.”</text:p>
      <text:p text:style-name="P5"><text:tab/>The table rolled with laughter, the tension now gone. <text:s/>One of the guys, somewhere in his 30’s, looks up at Dom.</text:p>
      <text:p text:style-name="P5"><text:tab/>“Hey, I’m Brennan.”</text:p>
      <text:p text:style-name="P5"><text:tab/>“Dom. <text:s/>Yunjin invited me.”</text:p>
      <text:p text:style-name="P5"><text:tab/>Sticking out his hand, “She tells me you’re new. <text:s/>We’re not really a group for newbies. <text:s/>Oh, I’m still glad you’re here though. <text:s/>Good to get your feet under you.”</text:p>
      <text:p text:style-name="P5"><text:tab/>“Maybe he can take the Marina,” said the the other man.</text:p>
      <text:p text:style-name="P5"><text:tab/>“Take a seat Dom. <text:s/>I heard you’re working with Jed at the diner.”</text:p>
      <text:p text:style-name="P5"><text:tab/>“Yea.”</text:p>
      <text:p text:style-name="P5"><text:tab/>“We’re cutting up the city for patrol.”</text:p>
      <text:p text:style-name="P5">[Wow this dialogue is super incoherent.]</text:p>
      <text:p text:style-name="P5"><text:tab/>“Tell me, how’d you get into all this?”</text:p>
      <text:p text:style-name="P5"><text:tab/>“I saw a Wizard out on the street put out a bunch of lights on the street.”<text:line-break/><text:tab/>“Oh, that’s pretty tame all things considering.”</text:p>
      <text:p text:style-name="P5"><text:tab/>“Then I summoned a flame demon and watched it kill someone.”</text:p>
      <text:p text:style-name="P5"><text:tab/>“Surprisingly normal my man. <text:s/>It’s fucked, but that’s the world we live in.”</text:p>
      <text:p text:style-name="P5"><text:tab/> The group went quiet.</text:p>
      <text:p text:style-name="P5"><text:tab/>Yea, I don’t know what he’s about yet, but he’s a straight-up guy. <text:s/>I’ll vouch,” said Yunjin.</text:p>
      <text:p text:style-name="P5"><text:tab/>The group begins to accept him, they’re quite nice, but maybe a little intense. <text:s/></text:p>
      <text:p text:style-name="P5">[I think it’ll be good to cement Yunjin’s philosophy here with her friends. <text:s/>Something about deontological ethics… they’re doing what’s right because you can just <text:span text:style-name="T4">feel </text:span><text:span text:style-name="T13">it in your bones that it’s right. <text:s/>Something like that.</text:span>]</text:p>
      <text:p text:style-name="P5"><text:tab/>At some point, they start sharing stories with him about close calls they’ve had. <text:s/>They share stories about almost dying to Skippers and Pixies and Jumpers. <text:s/>Brennan has a particularly harrowing story about a Redcap. <text:s/>Yunjin gets a good laught out of telling the group that Dom had a hard-fought battle with a Mouther. <text:s/>Dom does think for a moment that they’re going to laugh at him, but they all pretty quickly let him know they’ve all been there. <text:s/>One of them says they had a very horrible Demon <text:soft-page-break/>follow them home – it plagued him for days. <text:s/>He finally broke down and called the group for help and Sahil came over to exorcise something only to be told that Brennan had never seen an Echo before. <text:s/>You just put in earplugs for a day or so. <text:s/>Goes away, easy as pie.</text:p>
      <text:p text:style-name="P5"><text:tab/>“I felt like a goddamn idiot. <text:s/>So don’t beat yourself up, man.”</text:p>
      <text:p text:style-name="P5"><text:tab/>Just then, they start to notice other people in the bar have been frozen. <text:s/>The Wizards at the table start to slowly freeze like a video played at an increasingly slower speed. <text:s/>They panic for a moment, but all fall together quickly.</text:p>
      <text:p text:style-name="P5"><text:tab/>“It’s a Raider Maxine. <text:s/>Get us out of here.”</text:p>
      <text:p text:style-name="P5"><text:tab/>Maxine, a bob-cut quiet girl with a sort of dreamy personality takes a deep breath and the lights start to flicker in the bar.</text:p>
      <text:p text:style-name="P5"><text:tab/>Dom notices, too late, that the others at the table were drawing in power as well. <text:s/>Yunjin looks panicked at him and, just before she vanishes, says, “Dom, you need to draw.”</text:p>
      <text:p text:style-name="P5"><text:tab/>Dom is frozen solid, the muscles in his body are twitching agians the strain of immobility. <text:s/>He can feel the blood rushing to his brain, his heart pounding in his chest, but the magic – the Raider they called it – had completely immobilized him. <text:s/>It was only holding him by his skin he noticed with a horrifying realization. <text:s/>Dom tried to draw in, searching for the River of Light beneath his feet, but he can’t move. <text:s/>His muscles do turn his head, but his skin seems to stretch again the bones inside him.</text:p>
      <text:p text:style-name="P5">[The Magician scene is the inspiration here, in case I need to remember that. &lt;3]</text:p>
      <text:p text:style-name="P5"><text:tab/>From out of the corner of Dom’s vision appears… a man. <text:s/>He’s dressed in an expensive-looking suit. <text:s/>The well-dressed man appears to adjust his watch, then he squints at where Dom’s new friends used to be and turns his watch backwards. <text:s/>As he turns, Dom’s friends begin to return to the bar like ghosts. <text:s/>Sahil and Yunjin are in an argument, but once they notice that theyr’e returning to the bar, Sahil says, “What the fuck are you?”</text:p>
      <text:p text:style-name="P5"><text:tab/>“Why run?” says the man. <text:s/>“Roaches are always caught in the end. You’re all just Roaches in the end. Scattering when I kick your rock, squealing when I when I so much as look your way.”</text:p>
      <text:p text:style-name="P5"><text:tab/>Yunjin grabs Sahil by the collar. “We can’t leave Dom!”</text:p>
      <text:p text:style-name="P5"><text:tab/>Sahil pulls out a pen from his coat pocket and clicks it. <text:s/>Reaching out his hand, he basically force pushes the suit away.</text:p>
      <text:p text:style-name="P5"><text:tab/>“Max, focus. <text:s/>Get us out of here.” <text:s/>She rolls up her sleeves and runs her fingers over the tattoos on her forearm. <text:s/>The tattoos run over her arms like the ink is running. <text:s/>She bores down on her concentration and, eventually, the Exorcists begin to fade away again in fits and starts. <text:s/>Sahil bears down on the suit harder.</text:p>
      <text:p text:style-name="P5"><text:tab/>Yunjin closes her eyes and lets herself fade awway with everyone else.</text:p>
      <text:p text:style-name="P5"><text:tab/>“Sorry.”</text:p>
      <text:p text:style-name="P5"><text:tab/>With a rip, the Exorcists dissapear. <text:s/>Dom has been straining this whole time, trying to pull power form the River, but his skin pulling against his bones is just too painful – he can’t bring himself to inflict his pain on his own person, like purposely touching a hot stove. <text:s/>Dom, now that he’s properly alone with the suit, begins to move his head and break his skin. <text:s/>He begins to move quickly and the pain feels horrible. <text:s/>He glimpses the River, but just as he begins to draw, he feels the suit grab his head from behind him and, after saying something scary, rips Dom’s face horrifically off his head. <text:s/>Screaming, Dom almost faints from the pain. <text:s/>The suit says, “Aww, sorry that your friends left your behind. <text:s/>Did that hurt? <text:s/>It seems like it hurt.” <text:s/>The suit is practically screaming in Dom’s face.</text:p>
      <text:p text:style-name="P5"><text:tab/>“Where are your friends going? <text:s/>They haven’t even taught you how to drop out of planes?”</text:p>
      <text:p text:style-name="P5"><text:tab/>Dom desperately tries to find the River through the blood in his eyes.</text:p>
      <text:p text:style-name="P5"><text:tab/>“Where ya looking? <text:s/>Is that your focus on the ground? <text:s/>That’s tough man, you really need to learn how to draw without a focus. <text:s/>Oh well.” <text:s/>The man turns around to fetch a glass. <text:s/>“We can make some alterations to your face.” He smashes the glass on the table then, wielding the now-jagged end, “Maybe we make a quick example of you – send you home to your friends.”</text:p>
      <text:p text:style-name="P5"><text:soft-page-break/><text:tab/>Still screaming inside, Dom looks to the floor, but he can’t see the River because of the blood in his eyes.</text:p>
      <text:p text:style-name="P5"><text:tab/>“Poor child, I don’t see your focus anywhere either. <text:s/>Nowhere for you to go…”</text:p>
      <text:p text:style-name="P5"><text:tab/>Dom, with a sudden burst of movement, rips his hand out of his own skin like bursting out of a paper glove. <text:s/>He could see the still frozen skin glove on the table. Dom, leaning his head into his now-free hand, wiped the blood from his eyes and saw the River.</text:p>
      <text:p text:style-name="P5"><text:tab/>The man looked delighted at his pain. <text:s/>“Wow! You’re so intent! <text:s/>But I wasn’t lying, my friend, your focus isn’t there.” <text:s/>He pins Dom’s arm back to the table, he can feel the sickening crunch of bones, but his eyesight is already clear enough to act. <text:s/>He draws in power from the River and focuses on following Yunjin. <text:s/>As he fades, the suit screams at him and stabs the glass through his hand.</text:p>
      <text:p text:style-name="P5"><text:tab/>Dome hears Yunjin’s voice and fells the w<text:span text:style-name="T38">o</text:span>und on his face. <text:s/>Then pain. <text:s/>As Dom is screaming and rolling on the ground, he grabs his face only to find that he’s completely fine.</text:p>
      <text:p text:style-name="P5"><text:tab/>Yunjin repeats, “You’re okay, you’re okay. <text:s/>You made it out, Dom. <text:s/>It was just a dream.” His head is in her lap and she’s doing her best to stop his spasms. <text:s/>Even though he can feel that he’s not hurt anymore, the pain is still present. <text:s/>Yunjin puts pressure on his arm, “Your arm is fine now, look.” <text:s/>She squeezes his hand and holds it up to his eyes. <text:s/>“Look! Look! You’re okay now.”</text:p>
      <text:p text:style-name="P5"><text:tab/>Staring at his hand, Dom finds a way to calm down. <text:s/>He puts his hands all over his face.</text:p>
      <text:p text:style-name="P5"><text:tab/>“You’re okay now, Dom.” She puts her hands all over his face, she grabs his ears, she aggressively presses his cheeks. <text:s/>“You’re okay.”</text:p>
      <text:p text:style-name="Horizontal_20_Line"/>
      <text:p text:style-name="P6"><text:tab/>“What the fuck was that! <text:s/>He tried to pull us back through!” said Brennan.</text:p>
      <text:p text:style-name="P6"><text:tab/>Maxine is bleeding out of her nose, but relaxing at the table. <text:s/>Her domain is a very proper-looking gothic mansion. <text:s/>Dom notices that he’s wearing a suit – he kind of looks like a butler. <text:s/>Everyone else is dressed like an 20<text:span text:style-name="T16">th</text:span> century Edgar Allen Poe character, complete with top hats and corsets. <text:s/>On the table, there’s a chess board with a stop clock next to it. <text:s/>She wipes the blood from her nose.</text:p>
      <text:p text:style-name="P6"><text:tab/>“That was <text:span text:style-name="T38">another</text:span> Wizard. <text:s/>I could feel his presence reaching into my doma<text:span text:style-name="T38">i</text:span>n. <text:s/>I’ve never seen a demon do that.”</text:p>
      <text:p text:style-name="P6"><text:tab/>Yunjin, still helping Dom to his feet, says, “He looked like he was from the Magocracy.”</text:p>
      <text:p text:style-name="P6"><text:tab/>“Why would the suits come for <text:span text:style-name="T4">us</text:span><text:span text:style-name="T15">? We havent’ done anything against them – hell, we work for that miserable bastards.”</text:span></text:p>
      <text:p text:style-name="P10"><text:tab/>Dom moves to the table and, with this eyes closed to fight off nausea says, “He said he was going to make me an example for… my friends? <text:s/>I think he meant you guys.”</text:p>
      <text:p text:style-name="P10"><text:tab/>Sahil turns to him, “An example? <text:s/>What did he use for a focus?”<text:line-break/><text:tab/>Dom shot an exasperated look at Sahil. <text:s/>“What the fuck is a focus? <text:s/>Why doesn’t anyone explain this shit to me!”</text:p>
      <text:p text:style-name="P10"><text:tab/>“When he used his magic, what did he touch?”</text:p>
      <text:p text:style-name="P10"><text:tab/>Dom thought for a second. <text:s/>“His watch. <text:s/>He turned the face before he tried to pull you back.”</text:p>
      <text:p text:style-name="P10"><text:tab/>Yunjin turned to Sahil with a concerned look. <text:s/>“The Choir?” <text:s/>The group looked unsettled. <text:s/>“Why would they come for us?”</text:p>
      <text:p text:style-name="P10"><text:soft-page-break/><text:tab/>Dom looked around the table. <text:s/>“Who’s that?”</text:p>
      <text:p text:style-name="P10"><text:tab/>Yunjin says, “They’re just another enclave like we are. <text:s/>The Exorcists, The Shepherds, The Eternal Choir…”</text:p>
      <text:p text:style-name="P10"><text:tab/>“Well, they’re a lot older of an enclave than we are. <text:s/>Also they control most of the city, so there’s that.”<text:line-break/><text:tab/>“We don’t bother them is my point,” Yunjin said. <text:s/>“They’re religious nuts, but they’re fine if you leave them alone.”</text:p>
      <text:p text:style-name="P10"><text:tab/>[This is where the set-up for the climax of the story happens… I have no idea what this needs to be, but it will make itself clear. Believe in the process buddy &lt;3]</text:p>
      <text:p text:style-name="P7"><text:span text:style-name="T15"><text:tab/></text:span><text:span text:style-name="T17">HUGE REWRITE HERE</text:span></text:p>
      <text:p text:style-name="P10"><text:tab/>“Wait, didn’t Jed tell you something about something big going down in the city with the lesser enclaves?” said Yunjin.</text:p>
      <text:p text:style-name="P10"><text:tab/>“He said that the Magocracy was reviewing a rule-change today. <text:s/>Some government bullshit.”</text:p>
      <text:p text:style-name="P10"><text:tab/>“A rule change! You didn’t say that before!”</text:p>
      <text:p text:style-name="P10"><text:tab/>Dom closed his eyes in frustration. <text:s/>“So, the Magrocacy is meeting; no big deal. <text:s/>Dom, why are you even bringing this up? <text:s/>But the instant it’s a rule change? Oh my god! The world’s ending! <text:s/>How am I supposed to keep up with this shit?”</text:p>
      <text:p text:style-name="P10"><text:tab/>Sahil looks around to the group. <text:s/>“We have to get to the Senate.”</text:p>
      <text:p text:style-name="P10"><text:tab/>Brennan looks shocked. <text:s/>“We have to get the fuck out of the here then. <text:s/>They’re trying to keep us out of the vote.”</text:p>
      <text:p text:style-name="P10"><text:tab/>Maxine looked calm now that she’d learned <text:s/>they’d almost been assassinated. <text:s/>“What do they think we’re going to push?”</text:p>
      <text:p text:style-name="P10"><text:tab/>“Yea, what power do they think we have over the Senate?” Sahil said still staring at Brennan.</text:p>
      <text:p text:style-name="P10"><text:tab/>“Do you think they just missed a majority vote for something by just a couple of people, so they’re killing some of the younger enclaves and hoping it scares the others into staying away from the vote.”</text:p>
      <text:p text:style-name="P10"><text:tab/>“Which is why – ”</text:p>
      <text:p text:style-name="P10"><text:tab/>“Which is why we should run Sahil,” Brennan continued. <text:s/>“The only reason we didn’t get flayed alive is Maxine’s freakishly strong domain scape.”</text:p>
      <text:p text:style-name="P8"><text:span text:style-name="T13"><text:tab/>Dom looked over to Max, who was pouring herself a cup of tea. <text:s/></text:span><text:span text:style-name="T14">Upon hearing her name, she looks up from pouring her tea. <text:s/>“What can I say – I have a rich inner life.”</text:span></text:p>
      <text:p text:style-name="P11"><text:tab/>“They’re underestimating us Brennan! <text:s/>Now’s the time!” [Huh?]</text:p>
      <text:p text:style-name="P11"><text:tab/>Brennan looked over to Yunjin. <text:s/>“What do you think?”</text:p>
      <text:p text:style-name="P11"><text:tab/>“I am purely spite-driven at this point. <text:s/>Let’s go fuck ‘em up.”</text:p>
      <text:p text:style-name="P11"><text:soft-page-break/><text:tab/>Maxine passed them their tea cups.</text:p>
      <text:p text:style-name="P11"><text:tab/>“Do you mean attend the Senate session?”</text:p>
      <text:p text:style-name="P11"><text:tab/>“Yea, after we kill a couple of them.”</text:p>
      <text:p text:style-name="P11"><text:tab/>Brennan looked exhasperated at the group. <text:s/>“That guy fucking stopped time guys! <text:s/>We’re not gonna stand a chance!”</text:p>
      <text:p text:style-name="P11"><text:tab/>“We can warn the other enclaves in the city about the Choir,” said Dom, finally catching up. <text:s/>“If they’re trying to skew a vote by killing people, they’re just going to go to some other enclave that doesn’t have a Maxine to protect them.”</text:p>
      <text:p text:style-name="P11"><text:tab/>“My ego is exploding,” said Max to no one in particular.</text:p>
      <text:p text:style-name="P11"><text:tab/>“Shit! <text:s/>You’re right Dom. <text:s/>I have to go get my brother, guys.” <text:s/>Sahil stood and removed his pen from his jacket pocket.</text:p>
      <text:p text:style-name="P11"><text:tab/>“Brennan, you dated that guy from the Iron Pact, right?”</text:p>
      <text:p text:style-name="P11"><text:tab/>“Yea?”<text:line-break/><text:tab/>“Go warn them. <text:s/>We’ll meet up at the park when you’re done.”</text:p>
      <text:p text:style-name="P11"><text:tab/>“I have a list to visit too,” said Yunjin. <text:s/>She looked over at Dom. <text:s/>“I don’t suppose you can phase yet?”</text:p>
      <text:p text:style-name="P11"><text:tab/>Dom shook his head.</text:p>
      <text:p text:style-name="P11"><text:tab/>“That’s first on the list to teach you then, but I’ll drop you off at Jed’s. <text:s/>We still need you with us for the Senate tonight, but maybe Jed will come if you ask.”</text:p>
      <text:p text:style-name="P12"><text:tab/>Max released them from her domain and back into the Tempest. <text:s/>The patrons had no idea of what occurred just minuted before – the waitress was still in full-swing, no one seemed to notice they were gone. <text:s/>One by one, they vanished from the table with whatever odd item or talisman of power they decided to use.</text:p>
      <text:p text:style-name="P12"><text:tab/>Yunjin took Dom by the hand. <text:s/>“Let’s go.”</text:p>
      <text:p text:style-name="P12"><text:tab/>“It’s really frustrating not being able to help,” said Dom as Yunjin’s domain flickered in and out like she was flicking through channels on a T.V. <text:s/>Each tim the rolling grass field with that beautiful tree disappears, they’re in a new place in the city.</text:p>
      <text:p text:style-name="P12"><text:tab/>“I know Dom, but you can’t help being new.”</text:p>
      <text:p text:style-name="P12"><text:tab/>After a silence, Dom looked at Yunjin’s hand in his. <text:s/>“I like your nails.”</text:p>
      <text:p text:style-name="P12"><text:tab/>“What?” The channel-skipping stopped for a second, then resumed.</text:p>
      <text:p text:style-name="P12"><text:tab/>“You nails look nice…”</text:p>
      <text:p text:style-name="P12"><text:tab/>“You’re holding hands with a <text:s/>pretty girl and the best you got is ‘your nail polish is cool?’”</text:p>
      <text:p text:style-name="P12"><text:tab/>“I’m just saying what I feel.” Dom laughed. <text:s/>“What do you want from me?”</text:p>
      <text:p text:style-name="P12"><text:soft-page-break/><text:tab/>“I don’t know, man. <text:s/>If you’re gonna hit on me at least say something manlier.”</text:p>
      <text:p text:style-name="P12"><text:tab/>Dom thought for a moment. <text:s/>“Damn girl, you got a fat ass.”</text:p>
      <text:p text:style-name="P12"><text:tab/>Yunjin choked and the channel flicking stopped. <text:s/>They were standing in the middle of a coffee shop, between a small table with someone working on their laptop and wall covered in plants. <text:s/></text:p>
      <text:p text:style-name="P12"><text:tab/>“Jesus, Dom,” she said, clearly still deciding whether or not to be offended. <text:s/>The young woman at the table looked up at them, scrunching her eyebrows and turning to look at the door.</text:p>
      <text:p text:style-name="P12"><text:tab/>Dom shot her a playful grin. <text:s/>“Too far?”</text:p>
      <text:p text:style-name="P12"><text:tab/>Yunjin stared into his eyes, looking for a hint of mockery or sarcasm. <text:s/>Then, finding none, she turned away and channel flicking began again. <text:s/>“I’ve been working out.”</text:p>
      <text:p text:style-name="P12"><text:tab/>The two of them appeared before Jed’s diner and Yunjin let go of Dom’s hand.</text:p>
      <text:p text:style-name="P12"><text:tab/>“See you at the Senate,” said Yunjin, “and be careful. <text:s/>Please.”</text:p>
      <text:p text:style-name="P12"><text:tab/>“I will.” Dom smiled at Yunjin. <text:s/>He turned and squinted through the window of the cable car resturaunt. <text:s/>“I see Jed. <text:s/>Good luck, Yunjin.”</text:p>
      <text:p text:style-name="P12"><text:tab/>“Bye,” Yunjin said, then vanished.</text:p>
      <text:p text:style-name="P12"/>
      <text:p text:style-name="P18">VERY GOOD SCENE, CONSIDER WRITING TO JUSTIFY THIS</text:p>
      <text:p text:style-name="P12"><text:tab/>Dom waves to Jed through the window, but he’s locked in a conversation with a woman at the counter. <text:s/>He’s smiling and offering her coffee it looks like. <text:s/>Just as Dom opens the door, the bells jangling, he heard Jed sternly tell him. <text:s/>“Dom, come back later. <text:s/>Mrs. Gault and I need to talk.”</text:p>
      <text:p text:style-name="P12"><text:tab/>Dom paused at the door and slow, purposefully, began to step away from the diner.</text:p>
      <text:p text:style-name="P12"><text:tab/>The woman spoke, her eyes still locked on Jed’s. <text:s/>“Actually, why don’t you come in Mr. Dominic? <text:s/>There’s much for us all to discuss.”</text:p>
      <text:p text:style-name="P12"><text:tab/>Dom was suddenly standing at the counter with the two of them. <text:s/>He thought for a moment that he’d been moved but, after thinking back on it, he could remember walking to his seat without a thought. <text:s/>Almost as if he’d been daydreaming and suddenly woke up at the table.</text:p>
      <text:p text:style-name="P12"><text:tab/>“ – out of this, Laura,” said Jed in a harsh whisper.</text:p>
      <text:p text:style-name="P12"><text:tab/>“He’s a big boy, Jedidiah. <text:s/>He ought to participate.” <text:s/>Her eyes never once left Jed’s face. <text:s/>It’s like the two of them are gun slingers waiting for event the slightest twich to draw. <text:s/>He’s wearing very demure clothing – like she just came from church. <text:s/>Her severe eyes danced with power. <text:s/>Within the whites of her eyes, Dom could see dancing blue and green firefly lights. <text:s/></text:p>
      <text:p text:style-name="P12"><text:tab/>“Don’t stare Dom, it’s rude,” said Jed.</text:p>
      <text:p text:style-name="P12"><text:tab/>Dom averted his gaze, thinking back to his recent stay in Maxine’s domain. <text:s/>Were they in his woman’s domain? <text:s/>He searched for the River beneath the diner. <text:s/>It was still there, flowing powerfully as Jed channeled it. <text:s/>He looked around the diner.</text:p>
      <text:p text:style-name="P12"><text:soft-page-break/><text:tab/>“Apologies for my ward. <text:s/>I should teach him better manners,” Jed said while sippig his coffee.</text:p>
      <text:p text:style-name="P12"><text:tab/>“I am gracious enough to forgive him,” said Mrs. Gault. <text:s/>“What do you say Jedidiah? <text:s/>It would greatly honor me if you could just,” she placed her teacup firmly on its saucer, “stay home today.”</text:p>
      <text:p text:style-name="P9"><text:span text:style-name="T14"><text:tab/></text:span><text:span text:style-name="T5">Teacup? </text:span><text:span text:style-name="T14">thought Dom. <text:s/>Dom thought she was holding a coffee cup. <text:s/>He looked over to Jed’s cup – it was a teacup as well. <text:s/>Jed’s face twisted with some effort for a moment then, apparently achieving his desired effect said, “Apologies that we don’t sell tea here. <text:s/>I keep telling Dom we should at least get something in.” <text:s/>He lifted his coffee cup to his lips. <text:s/></text:span></text:p>
      <text:p text:style-name="P9"><text:span text:style-name="T14"><text:tab/></text:span><text:span text:style-name="T5">Wait, coffee?</text:span></text:p>
      <text:p text:style-name="P9"><text:span text:style-name="T5"><text:tab/></text:span><text:span text:style-name="T14">“I’m glad you’re enjoying the coffee anyhow.”</text:span></text:p>
      <text:p text:style-name="P12"><text:tab/>Mrs. Gault’s face twisted into a frown. <text:s/>“I hate coffee,” she said pushing her cup away from her. <text:s/>It was coffee again, Dom could see.</text:p>
      <text:p text:style-name="P12"><text:tab/>“I would love to get you something else.”</text:p>
      <text:p text:style-name="P12"><text:tab/>“Answer my question Jedidiah,” she snapped.</text:p>
      <text:p text:style-name="P12"><text:tab/>“I won’t disrespect another to just to show you respect.”</text:p>
      <text:p text:style-name="P12"><text:tab/>Jed broke eye contact for a split second to glance at the corner of the room. <text:s/>With that glance, Dom saw many of the store decorations change from pink and black doilies to the tacky toy cable cars and “I <text:span text:style-name="T18">Hella Love Oakland</text:span>” postcards that ususally decorated the store.</text:p>
      <text:p text:style-name="P9"><text:span text:style-name="T14"><text:tab/></text:span><text:span text:style-name="T5">Had those been like that when he walked in?</text:span></text:p>
      <text:p text:style-name="P9"><text:span text:style-name="T5"><text:tab/></text:span><text:span text:style-name="T14">“Jedidiah, you don’t even care about the Magocracy. <text:s/>You don’t even want to go, do you?”</text:span></text:p>
      <text:p text:style-name="P12"><text:tab/>Jed looked confused. <text:s/>“You know that’s not true Laura.”</text:p>
      <text:p text:style-name="P12"><text:tab/>Dom watched as the wood of the counter [lol what] they were sitting at began to subtly change color from a natural brown to a very tidy bone white. <text:s/>He saw the River Jed was channeling begins to abate a bit. </text:p>
      <text:p text:style-name="P12"><text:tab/>Instintively, he reached out to the River to channel and make up for Jed’s slack. <text:s/>As he drew in, Dom witnessed small threads crossing all around the shop. <text:s/>It looked like a spider had been at the store for years. [Lol what?] <text:s/>The threads crossed all over the din<text:span text:style-name="T18">ner</text:span> and, at every end, Dom could see they were connected to something… wrong.</text:p>
      <text:p text:style-name="P12"><text:tab/>“Come on Jedidiah, how can you say that?” <text:s/>She reached out to take her coffee… her teacup again. <text:s/>Dom watched as a new spider thread reached out to the cup and, just before she picked it up, <text:span text:style-name="T18">the liquid inside began to roll with a soft boil. <text:s/>“Ever since Wayne died, you’re never quite cared for out silly politics as much as you used to.” <text:s/>A spider thread crept along Jed’s face, searching for something, then slithering into his ear. <text:s/>Dom watched as Jed’s eyes seems to accept the truth of her statement.</text:span></text:p>
      <text:p text:style-name="P12"><text:tab/><text:span text:style-name="T6">How to I unravel these? </text:span><text:span text:style-name="T18"><text:s/>Dom thought. <text:s/>He reached out with is hand toward the thread. <text:s/>In a flash, Mrs. Gault pinned his hand to the countertop.</text:span></text:p>
      <text:p text:style-name="P12"><text:tab/>“<text:span text:style-name="T18">Maybe in another decade kid.” <text:s/></text:span></text:p>
      <text:p text:style-name="P12"><text:soft-page-break/><text:tab/><text:span text:style-name="T18">As Dom tried ot move his hand, he realized that she had fused his entire forearm with the wood. <text:s/>He drew in as much power as he could but, even straining with all his might, he couldn’t free himself.</text:span></text:p>
      <text:p text:style-name="P12"><text:tab/>“<text:span text:style-name="T19">Jed! What’s happening!” he shouted in a panic, but Jed was lost in thought it seemed.</text:span></text:p>
      <text:p text:style-name="P12"><text:tab/><text:span text:style-name="T19">Mrs. Gault continued, still locked into Jed’s eyes. <text:s/>“You don’t have to care this time around Jedidiah. <text:s/>We all loved Wayne too, he wouldn’t want you martyring yourself like this.”</text:span></text:p>
      <text:p text:style-name="P12"><text:tab/><text:span text:style-name="T19">Staring through Mrs. Gault more than at her he said, “I guess that’s fair.”</text:span></text:p>
      <text:p text:style-name="P12"><text:tab/><text:span text:style-name="T19">The counter turned to a bright, clean white like you might find at an upscale kitchen and Jed closed his eyes. <text:s/>Dom could see Mrs. Gault’s domain begin to completely take over the diner.</text:span></text:p>
      <text:p text:style-name="P12"><text:tab/>“<text:span text:style-name="T19">What do you say Jedidiah? <text:s/>Is that a promise?”</text:span></text:p>
      <text:p text:style-name="P12"><text:tab/><text:span text:style-name="T19">Jed opened his mouth to speak, then closed it, clearly struggling to form a thought the magic affecting was so thick in his mind.</text:span></text:p>
      <text:p text:style-name="P12"><text:tab/>“<text:span text:style-name="T19">I – ” he began.</text:span></text:p>
      <text:p text:style-name="P12"><text:tab/>“<text:span text:style-name="T19">You already promised Wayne,” said </text:span><text:span text:style-name="T20">Dom, straining to pull even more power into himself. <text:s/>He was getting light-headed at this point.</text:span></text:p>
      <text:p text:style-name="P12"><text:tab/><text:span text:style-name="T20">Jed looked like he was just waking up from a deep sleep – squinting at the white countertops.</text:span></text:p>
      <text:p text:style-name="P12"><text:tab/>“<text:span text:style-name="T20">Remember? You told him – ”</text:span></text:p>
      <text:p text:style-name="P12"><text:tab/><text:span text:style-name="T20">Mrs. Gault spun around to lock eyes with Dom. <text:s/>“Don’t you worry sometimes that you’re not doing so well?”</text:span></text:p>
      <text:p text:style-name="P12"><text:tab/><text:span text:style-name="T20">Dom paused to look at Mrs. Gault. <text:s/>Her eyes once again danced with a deep blue and yellow glow. <text:s/>He opened his mouth to continue… continue what?</text:span></text:p>
      <text:p text:style-name="P12"><text:tab/>“<text:span text:style-name="T20">What do you mean?” said Dom.</text:span></text:p>
      <text:p text:style-name="P12"><text:tab/>“<text:span text:style-name="T20">I’m just curious. <text:s/>You don’t exactly seem like you’re handling this whole world of magic very well.” <text:s/>Dom could sense a deep loathing within her but, well, she did have a point. <text:s/>He ran his fingers along the cold white countertop.</text:span></text:p>
      <text:p text:style-name="P12"><text:tab/>“<text:span text:style-name="T20">Sometimes I wonder if I’ll get someone hurt, because I don’t really know enough.”</text:span></text:p>
      <text:p text:style-name="P12"><text:tab/>“<text:span text:style-name="T20">That’s completely understandable Dominic. <text:s/>Are you worried about Jed too?” <text:s/>She looked deeper into his eyes. <text:s/>“No… maybe someone else? <text:s/>A girl perhaps?”</text:span></text:p>
      <text:p text:style-name="P13"><text:tab/><text:span text:style-name="T20">Dom’s heart skipped a beat. <text:s/></text:span></text:p>
      <text:p text:style-name="P15"><text:tab/>“Yunjin?” she continued after a moment. <text:s/>“That’s a very pretty name. <text:s/>Shame, really.”</text:p>
      <text:p text:style-name="P13"><text:tab/>“<text:span text:style-name="T20">I’m sorry?” said Dom. <text:s/>The periphreals of his vision showed almost a completely white room.</text:span></text:p>
      <text:p text:style-name="P13"><text:tab/>“<text:span text:style-name="T20">Sorry won’t cut it young man. <text:s/>You how women are – the instant you’re not there to protect her, she’ll die.” <text:s/>She motioned around the room. <text:s/>“ I don’t </text:span><text:span text:style-name="T21">see her here.”</text:span></text:p>
      <text:p text:style-name="P13"><text:soft-page-break/><text:tab/><text:span text:style-name="T21">Dom’s chest was about to explode. [I decided here that Mrs. Gault was mega gaslighting magic.] <text:s/></text:span><text:span text:style-name="T7">I have to save her now! </text:span><text:span text:style-name="T21">he thought. <text:s/></text:span><text:span text:style-name="T7">She got into all this because of me, what am I going to do? <text:s/>I’ve barely gotten to know her and the rest of the Exorcists and now they’re all dead because of me.</text:span></text:p>
      <text:p text:style-name="P13"><text:span text:style-name="T7"><text:tab/></text:span><text:span text:style-name="T21">“What a delicate little flower you’ve found for yourself. <text:s/></text:span><text:span text:style-name="T22">How long do iyou think it will take for you to find someone like that again?” <text:s/>She reached out her hand to stroke Dom’s hair, gently as a mother.</text:span></text:p>
      <text:p text:style-name="P13"><text:tab/><text:span text:style-name="T8">Delicate?</text:span><text:span text:style-name="T22"> thought Dom. <text:s/>His eyes slipped from Mrs. Gault’s trance for just a moment. <text:s/>The three of them sat in her domain fully, which looked to be an endless white room. <text:s/>Dom and Jed were seated at a nondescript marble coutertop while Mrs. Gault stood between the two of them, leaning over the counter from the opposite side. <text:s/></text:span></text:p>
      <text:p text:style-name="P13"><text:tab/><text:span text:style-name="T23">Just as she noticed that Dom had broken free, she drew her hand up to hold his eyes to hers but, just before she could completely reestablish control, Dom drew on something he got from Maud (previously Lloyce, Maud is the correct name). <text:s/>With the last of his power, he </text:span><text:span text:style-name="T24">stuffed the thing he got from Maud in Jed’s hand.</text:span></text:p>
      <text:p text:style-name="P13"><text:tab/><text:span text:style-name="T24">Mrs. Gault grabben Dom’s face and, while looking into his eyes said, “Yes Dominic, delicate. <text:s/>Delicate and, I’m so sorry, dead. <text:s/>All because you’re too weak to protect her.”</text:span></text:p>
      <text:p text:style-name="P13"><text:tab/><text:span text:style-name="T24">Dom felt himself fall through the back of his chair into the world below. <text:s/>In this endless nightmare, he felt himself witness the death of Yunjin and the rest of the Exorcists hundreds of times. <text:s/>Even from behind the blackness of his eyelids, he could see his new friends’ crumpled </text:span><text:span text:style-name="T25">bodies lying on the floor, murdered by demons, then by the horrible </text:span><text:span text:style-name="T26">Wizard of The Choir, and then again by the smiling face of Mrs. Gault. <text:s/>All the while, he could blame noone but himself. <text:s/>He understood that someone else might tell him that it was sthe falut of these other people, but Dom knew this sutuation was different – he really was responsible for their deaths. <text:s/>He was the one who didn’t know enough to be of and real use. <text:s/>He was the one who needed to be saved. <text:s/>Dom’s thoughts ran in these loops for hours it seemed until, finally, heh accepted his place in life. <text:s/>He was the kind of person who couldn’t be counted on. <text:s/>He couldn’t be of use to anyone.</text:span></text:p>
      <text:p text:style-name="P13"><text:tab/>“<text:span text:style-name="T26">Dom.”</text:span></text:p>
      <text:p text:style-name="P13"><text:tab/><text:span text:style-name="T27">The Cable Car Diner surrounded him in a snap [flash?]. <text:s/>Dom twisted around in his seat, but couldn’t find the visions of the Exorcist’s bodies anymore.</text:span></text:p>
      <text:p text:style-name="P13"><text:tab/><text:span text:style-name="T27">Jed leaned over the counter now and Mrs. Gault sat primly on her barstool seat. <text:s/>Jed’s eyes stared directly into the woman’s soul it seemed.</text:span></text:p>
      <text:p text:style-name="P13"><text:tab/>“<text:span text:style-name="T27">Sorry to leave you like that Dom. <text:s/>Let me finish up here.”</text:span></text:p>
      <text:p text:style-name="P13"><text:tab/><text:span text:style-name="T27">Jed placed his hand over Mrs. Gault’s and squeezed her fingers just tight enough that they bent into a shallow bridge. <text:s/>He noticed the deep, deep terror in her eyes. <text:s/>She opened her mouth to say something, but then thought better of it and simply whispered, “Please.”</text:span></text:p>
      <text:p text:style-name="P14"><text:tab/>“<text:span text:style-name="T27">What are the Shepherds up to?” said Jed with a snap. <text:s/></text:span></text:p>
      <text:p text:style-name="P16"><text:soft-page-break/><text:tab/>Like a toy soldier, her face went blank and with a dull, dreamlike tone to her voice she said, “We’ll outlaw minor enclaves operating in the city.”</text:p>
      <text:p text:style-name="P14"><text:tab/><text:span text:style-name="T27">Jed looked confused. <text:s/>“You’re going to… how? <text:s/>Are you putting a ban on training new mages? Explain please.”</text:span></text:p>
      <text:p text:style-name="P14"><text:tab/><text:span text:style-name="T27">Mrs. Gault was straining hard, but eventually continued. <text:s/>“We’re calling for a hunt, like the Magocracy was built for. <text:s/>These minor enclaves threaten the order, they hardly know what they could do with the power of the Senate, but we’ve seen them grow, we’ve seen what they do with real power. <text:s/>We must ensure they never have it, Jed.”</text:span></text:p>
      <text:p text:style-name="P14"><text:tab/>“<text:span text:style-name="T27">Who else have you attacked to keep them out of the vote?”</text:span></text:p>
      <text:p text:style-name="P14"><text:tab/><text:span text:style-name="T27">Mrs. Gault screamed as she slammed her fists on the table, “the Exorcists, the Garden, the Silent Watcher, the Jade Tiger, the – ”</text:span></text:p>
      <text:p text:style-name="P14"><text:tab/><text:span text:style-name="T27">There was an audible pop as Mrs. Gault’s eye began to fill with blood.</text:span></text:p>
      <text:p text:style-name="P14"><text:tab/>“<text:span text:style-name="T27">Are you friends okay, Dom?” said Jed.</text:span></text:p>
      <text:p text:style-name="P14"><text:tab/><text:span text:style-name="T27">Dom nodded, “Max went to warn the Garden after we fought off a member of the Choir.”</text:span></text:p>
      <text:p text:style-name="P14"><text:tab/><text:span text:style-name="T27">Jed looked impressed. <text:s/>“The Choir, wow! <text:s/>Good thing you’ve been paying attention.”</text:span></text:p>
      <text:p text:style-name="P14"><text:tab/><text:span text:style-name="T27">Mrs. Gault’s eye blood was dripping on the counter in a steady flow as Jed turned his gaze back to her.</text:span></text:p>
      <text:p text:style-name="P14"><text:tab/>“<text:span text:style-name="T27">Dom, go help your friends. <text:s/>Make sure everyone gets to the Senate safely.”</text:span></text:p>
      <text:p text:style-name="P14"><text:tab/>“<text:span text:style-name="T27">Are you gonna be okay here?”</text:span></text:p>
      <text:p text:style-name="P14"><text:tab/>“<text:span text:style-name="T27">We’ll both be fine. <text:s/>Mrs. Gault here is going to decide she no longer agrees wih the Shepherds for this vote.”</text:span></text:p>
      <text:p text:style-name="P14"><text:tab/><text:span text:style-name="T27">Dom didn’t know wha that meant, but he was already out the door before Jed finished. <text:s/>He whipped out his phone and texted Yunjin. <text:s/>“Are you alive? I’m so sorry.” <text:s/>He was in the middle of considering another text when she responded.</text:span></text:p>
      <text:p text:style-name="P14"><text:tab/>“Yes…<text:span text:style-name="T27"> I’m alive, what happened? <text:s/>Are you okay?”</text:span></text:p>
      <text:p text:style-name="P14"><text:tab/>“<text:span text:style-name="T27">No one attacked you? Have you heard from the others?”</text:span></text:p>
      <text:p text:style-name="P14"><text:tab/>“<text:span text:style-name="T27">It’s been two minutes Dom. <text:s/>We haven’t met up yet. <text:s/>What happened?”</text:span></text:p>
      <text:p text:style-name="P14"><text:tab/><text:span text:style-name="T27">Dom checked the time on his phone – she was right. <text:s/>He closed his eyes, trying not to see visions of his dead friends.</text:span></text:p>
      <text:p text:style-name="P14"><text:tab/>“<text:span text:style-name="T27">I’m better now. <text:s/>Jed says The Garden’s been attacked. <text:s/>We should get there as quick as we can.”</text:span></text:p>
      <text:p text:style-name="P14"><text:tab/>“<text:span text:style-name="T27">I’ll be right there. <text:s/>Text the boys, we’ll have to go back up Maxine. <text:s/>I’ll send you the address.”</text:span></text:p>
      <text:p text:style-name="P16">[This is the part in the Garden that I don’t like… Maxine <text:span text:style-name="T4">should</text:span> have a scene like this, but maybe I give it to Yunjin? <text:s/>Probably not. Regardless, this scene either needs to be cut or moved to much earlier <text:soft-page-break/>in the book. <text:s/>It can’t go here between the Diner confrontation and the Senate meeting. <text:s/>Too… exciting…]</text:p>
      <text:p text:style-name="P19">HEAVILY CONSIDER CUTTING OR MOVING THIS ELSEWHERE</text:p>
      <text:p text:style-name="P16"><text:tab/>The Garden, conspicuously named after the open-air beirgarten in the middle of this part of the city, pulled into view as Dom broke through the crush of of skyscrapers in the city’s downtown. <text:s/>Even from a couple blocks away, Dom could see the tell-tale signs of combat. <text:s/>The spectres of demons lurked in the shadows made by streetlamps, attracted to the abundance of magic coming form the Garden. <text:s/>Pedestrians, unaware of the danger they were in, still hurried through the streets as if they could sense the thin-stretched tension around them was about to break.</text:p>
      <text:p text:style-name="P16"><text:tab/>Sahil and Dom arrived to the enterance at the same time. <text:s/>The steel galte welcomed them with the creaking of steel hinges and an unseasonably warm, phantom wind. <text:s/>Sahil waved, but didn’t pause before he entered the beirgarten. </text:p>
      <text:p text:style-name="P16"><text:tab/>It was quiet. <text:s/>The patrons sat across from one another and, at first glance, seemed to be listening intently to a band or speaker. <text:s/>Quickly, Dom caught up to Sahil.</text:p>
      <text:p text:style-name="P16"><text:tab/>“What’s wrong with everyone?” said Dom, putting his hand on his shoulder.</text:p>
      <text:p text:style-name="P16"><text:tab/>Sahil scanned the room. <text:s/>“Someone is holding down a domain. <text:s/>Draw in a little power and look around for…” He trailed off as his eyes criss-crossed the room then, apparently finding what he was looking for shouted, “Max!” and took off toward the corner of the lawn.</text:p>
      <text:p text:style-name="P16"><text:tab/>Dom drew in power from the River and stopped short. <text:s/>Two domains clashed with one another – one tha tmarked itself by the clean stone floors of what looked like an ancient church and another that looked like, well, Maxine’s gothic house. <text:s/>Where the two domains met, Brennan and Yunjin fought alongside a number of vibrantly dressed mages. <text:s/>Amid a shower of sparks and gouts of flame, Yunjin’s flame-wreathed sword stood out. <text:s/>She was locked in combat with another mage whose face was obscured by a brown monk’s hood. <text:s/></text:p>
      <text:p text:style-name="P16"><text:tab/>Shaking himself, he raced after Sahil. <text:s/>“How can I help?”</text:p>
      <text:p text:style-name="P16"><text:tab/>Sahil looked between Maxine and her chess partner [I guess she’s playing chess lol], then to the combat with Brennan and Yunjin. <text:s/>“Jed’s a domain controller, can you do the same thing?”<text:tab/></text:p>
      <text:p text:style-name="P16"><text:tab/>Dom thought back to Jed’s battle with Mrs. Gault. <text:s/>“I think so,” he said glancing over to Yunjin. <text:s/>She was clearly the better duelist, but she and Brennan were outnumbered heavily. Sahil removed his pen from his pocket and, with a click, became it became a long bullwhip.</text:p>
      <text:p text:style-name="P16"><text:tab/>“Go help Max then. <text:s/>Do everything she asks you to do.” said Sahil, just before dissapearing in to the fray.</text:p>
      <text:p text:style-name="P16"><text:tab/>Dom turned to Maxine, who didn’t acknowledge his presence. <text:s/>He though back to Jed’s lesson in the park and, with a deep breath, drew in as much power as he could from the River below. <text:s/>In Maxine’s domain, tea had just been served. <text:s/>Around the 18<text:span text:style-name="T16">th</text:span> century table sat two huddled monks and, of course, Maxine. <text:s/>She spared Dom a quick glance before returning to her guests.</text:p>
      <text:p text:style-name="P16"><text:soft-page-break/><text:tab/>“Apologies for the intrusion everyone, but my dear friend Dominic has decided to join us. <text:s/>He is quite a fine gentleman, so I’m certain you’ll find him a satifactory conversation partner.”</text:p>
      <text:p text:style-name="P16"><text:tab/>The mages stood and bowed perfunctorily to him. <text:s/>“We are honored to greet you,” said the taller of the two.</text:p>
      <text:p text:style-name="P16"><text:tab/>Thinking back to Brennan’s explanation of Maxine’s domain, he quick bowed and said, “The pleasure is all mine.” [Okay, I guess I have to explain that sometime lol]</text:p>
      <text:p text:style-name="P16"><text:tab/>Dom could almost see the worry in Maxine’s face as she motioned for him to take a seat next to her. <text:tab/></text:p>
      <text:p text:style-name="P16"><text:tab/>Mason and I were just discussing the upcoming Senate meeting, but I fear it’s affecting my chess game with Abagail here. <text:s/>Do have anyting to share with us?”</text:p>
      <text:p text:style-name="P16"><text:tab/>Mason turned to Dom, sizing him up. <text:s/>“Please,” he said with a casual wave of his hand, “take a seat so we can talk properly.”<text:tab/></text:p>
      <text:p text:style-name="P16"><text:tab/>Dom stared at the seat before him. <text:s/>Hadn’t he already sat down? <text:s/>He panicked for a quick moment before Maxine reached out to hold Dom’s seat.</text:p>
      <text:p text:style-name="P16"><text:tab/>“Sorry Mason, you must have missed it. <text:s/>Dominic here has already taken his seat.”</text:p>
      <text:p text:style-name="P16"><text:tab/>Dom watched as she unwound a thin thread of magic that stretched between the man and the chair. <text:s/></text:p>
      <text:p text:style-name="P16"><text:tab/>Maxine shot Dom a look. <text:s/>“Don’t you remember sitting?”</text:p>
      <text:p text:style-name="P16"><text:tab/>He did. <text:s/>And he realized that he needed to be more on guard than we was.</text:p>
      <text:p text:style-name="P16"><text:tab/>“Of course.”</text:p>
      <text:p text:style-name="P16">[Here’s where I learned that I didn’t like this scene. <text:s/>That’s said, it’s a bit better than I thought it was. <text:s/>Still not good though haha.]</text:p>
      <text:p text:style-name="P16"><text:tab/><text:span text:style-name="T28">[Mid-outiline notes about changing the whole story. <text:s/>Apparently this is relatively common, but it’s pretty annoying nonetheless. <text:s/>Hopefully we get something good out of it. <text:s/>Notes to follow below]</text:span></text:p>
      <text:p text:style-name="P17">[So, after thinking about this, I think I missed the tone of the story a bit. <text:s/>Or maybe I should say that I discovered the tone of the story now. <text:s/>The story so far has had mages sort of acting like superheroes, which I could take a bit of for sure for the rewritten story maybe, but we’re going to have to really turn up the fish-out-of-water, noir on this story. <text:s/>I think Dom should hardly understand magic at all and he uses his past life skills – presumably programming – to barely skate by these horrible situations. <text:s/>Magic is fundamentally, un-understandable. <text:s/>It’s only something you can really feel. <text:s/>I should use the “teaching someone how to whistle” metaphor? Example? You get it. <text:s/>Very, “Use the force, Luke.” type beat. <text:s/>Stuff like, “You have to understand the temperment of the fire before you manipulate it, ect.]</text:p>
      <text:p text:style-name="P20">Moving on to the ending part of the story, it takes a while to get into it</text:p>
      <text:p text:style-name="P22"><text:tab/><text:span text:style-name="T29">Dom races away from Jed’s Diner after figuring out that the Senate gathering is happening right now. <text:s/>He find his friends gathered at a bar he frequents and isn’t surprised to find it split into a </text:span><text:soft-page-break/><text:span text:style-name="T29">Parliment-style political gathering. <text:s/>The experience is surreal. <text:s/>Robed and bearded ancient wizards sit on their pews while their peers stand to speak in the center of the room. <text:s/>They speak facing the other side of the room arguing about whether or not they should… cause some terrible disaster to happen in the city probably. <text:s/>The Wizards point out that humans only get their shit together when something dramatic happens. <text:s/>We should strongly imply that they’ve dome this before and that several other Magocracies over the world have done this around the world relatively often. <text:s/>They say things like, “We just need to shake things up,” and “We need to just completely break this vase before they even think about fixing it.” <text:s/>They Magocracy has completely lost confidence that humanscan take care of their own business. <text:s/>Basically, they have a “tear it all down” attitude.</text:span></text:p>
      <text:p text:style-name="P24"><text:tab/>Some of the Wizards are on Dom’s side – most notably the friends he’s made through the Exorcists and Jed’s diner. <text:s/>Dom uses some poiwer after running into the meeting late – they’re voting on the resolution and the Speaker says, “If there are none in opposition, then the resolution passes – ”</text:p>
      <text:p text:style-name="P24"><text:tab/>“I object!” shouted Dom, panting from the waist-height door which seperated the spectators from the speaking area. <text:s/>The Speaker of the House raised his eyebrows so that his dark galsses danced across his face.</text:p>
      <text:p text:style-name="P24"><text:tab/>“We have already voted young sir. <text:s/>Resolution 2106, A Vote of No Confidence passes with none in oppo…”</text:p>
      <text:p text:style-name="P24"><text:tab/>“I object, Mr. Speaker! <text:s/>And I have a right to speak by the Oath I have sworn and the power within my bones.” <text:s/>Dom closed his eyes and, from his cupped hands, produced a small fairy light. <text:s/>The small, blue and green mote floated just above Dom’s palm, flitting in and out of sight like June fireflies.</text:p>
      <text:p text:style-name="P24"><text:tab/>One of the long-beards stood. <text:s/>“A radience point is hardly a spell Mr. Speaker. <text:s/>Are we to allow any human who’s ever accidentally a miracle into these hallowed halls?”</text:p>
      <text:p text:style-name="P24"><text:tab/>“It is his birthright Mr. Speaker!” <text:s/>A small woman wearing what seemed to be plumbers’ coveralls rose from her seat. <text:s/>“I will not stand for this subversion of the House rules.”</text:p>
      <text:p text:style-name="P24"><text:tab/>There was a rumble of agreement from the rest of the House. <text:s/>Many of the gathered mages punded their tables with their fists in apparent agreement. <text:s/>The long-beard sat.</text:p>
      <text:p text:style-name="P24"><text:tab/>As Dom stood at the wooden half-door, the Speaker looked at his small light, at the now-silent room, then again at what Dom was wearing.</text:p>
      <text:p text:style-name="P24"><text:tab/>“You will dress respectfully next time you intend to address this House.” <text:s/>The weight of his authority settled around Dom’s neck like a thick rope.</text:p>
      <text:p text:style-name="P24"><text:tab/>“Yes, Mr. Speaker,” he said as confidently as he could manage.</text:p>
      <text:p text:style-name="P24"><text:tab/>Dom approached to the wooden pulpit and turned to address the House. <text:s/>Dozens of eyes examined him, some from under wide-brimmed Wizard hats and still others from behind nose-perched spectacles. <text:s/>The wood of the pulpit was warm beneath Dom’s fingertips.</text:p>
      <text:p text:style-name="P24"><text:tab/>“Begging the pardon of the House, but I would like to formally object to the Vote of No Confidence.” <text:s/>He paused for a response from the House, but only received blank stares in return.</text:p>
      <text:p text:style-name="P24"><text:soft-page-break/><text:tab/>“Okay,” he said under his breath. <text:s/>Dom pointed out to the onlookers just outside the gate. <text:s/>“I have spent time with the good people of this city. <text:s/>They’ve been knocked around, to be sure, but they’ve also been building new homes, brick by brick, in their new city. <text:s/>A city that might be a little dark…” <text:s/>The mages began to murmur to one another.</text:p>
      <text:p text:style-name="P24"><text:tab/>“Okay, very dark,” Dom relented, “and there will be darker days than these to come.” <text:s/>He rapped his knuckles on the lecturn in the rhythm he saw the woman produce before. <text:s/>“But we would be fools to count the good people of San Francisco out. <text:s/>Even today, I have seen the Great River open its flood gates for an upstanding citizen with our city limits.”</text:p>
      <text:p text:style-name="P24"><text:tab/>A simmer of whispers overcame the crowd. <text:s/>Dom turned back to the Speaker of the House to meet his still implacable gaze.</text:p>
      <text:p text:style-name="P24"><text:tab/>“It’s true Mr. Speaker, though there may be some who dobt my words.”</text:p>
      <text:p text:style-name="P23"><text:span text:style-name="T29"><text:tab/>“Will we overturn this House simply because one person exists who serves the Great River?” said one of the long-beards. <text:s/>This one bore a striking resemblance to </text:span><text:span text:style-name="T30">a </text:span><text:span text:style-name="T29">school teacher Dom </text:span><text:span text:style-name="T30">once had</text:span><text:span text:style-name="T29">. <text:s/>“</text:span><text:span text:style-name="T30">If one exists or ten exist, then they can curse the times they were born in. <text:s/>We need to shock the city so that their children will have a chance to grow up with struggle.”<text:tab/></text:span></text:p>
      <text:p text:style-name="P25"><text:tab/>“Hard times make good men,” Dom interrupted. <text:s/>“Is that right sir?”</text:p>
      <text:p text:style-name="P25"><text:tab/>The man pounded his fist on the arm of his chair to the rhythm of a racing heart. <text:s/>The crowd followed with a choir of, “Hear! Hear!”</text:p>
      <text:p text:style-name="P25"><text:tab/>“No!” shouted Dom over the roar in the room. <text:s/>“Hard times only create hard times! <text:s/>The world we make will always owe a debt to the one we leave behind.” <text:s/>Dom waited for the rumbles to subside. <text:s/>Some of the mages had begun to cap their pens and gather their jackets from the back of their chairs.<text:tab/></text:p>
      <text:p text:style-name="P25"><text:tab/>The long-beard spoke again. <text:s/>“There’s no city to owe a debt to, young one. <text:s/>There hasn’t been one for a while now.”</text:p>
      <text:p text:style-name="P25"><text:tab/>“Those who still serve the Great River still remain, sir,” said Dom, leveling his gaze at the man. <text:s/>“You just can’t see it from your tower.” </text:p>
      <text:p text:style-name="P25"><text:tab/>At this, the man’s face twisted in fury. <text:s/>The long-beards sitting behind him stood with audible protest.</text:p>
      <text:p text:style-name="P25"><text:tab/>“If I were wrong, you wouldn’t even be holding this vote. <text:s/>You would know the people who really serve this city, not just the people in charge. <text:s/>You would know the people who walk into City Hall every morning and you’d know the people who open their coffee shops so we can all get our morning coffee. <text:s/>You wouldn’t just know who owns the tower next to yours, you’d know who’s playing at the Black Cat tomorrow.”</text:p>
      <text:p text:style-name="P25"><text:tab/>The cadre of long-beards began to shout, “What do you know!” and “Sit down!” over the top of Dom’s speech. <text:s/>He struggled to be heard until the Speaker gavel bade them all into silence.</text:p>
      <text:p text:style-name="P25"><text:tab/>“Mr. Dominic, your time is up. <text:s/>Closing please,” said the Speaker when the hall was finall quiet.</text:p>
      <text:p text:style-name="P25"><text:soft-page-break/><text:tab/>Dom looked over the mages of the Great Hall. <text:s/>Most had turned to whisper to their neighbors – he could hear more than a few conversations about getting dinner.</text:p>
      <text:p text:style-name="P25"><text:tab/>“There are still people who still look at our skyline and can truly say, ‘Oh, Glorious City.’ <text:s/>They say it and they mean it.” <text:s/>He looked around one last time. <text:s/>“If it would please the House, I request that we leave the city to them.”</text:p>
      <text:p text:style-name="P21">Last Chapter Babeyyyyy</text:p>
      <text:p text:style-name="P25"><text:tab/>“<text:span text:style-name="T31">The House vote on Resolution 2106, A Vote of No Confidence will now begin.” <text:s/>The Speaker struck his gavel and Dom felt it in his chest. <text:s/>He took an open seat in the audience, just on the toher side of the wooden gate.</text:span></text:p>
      <text:p text:style-name="P25"><text:tab/><text:span text:style-name="T31">The Speaker continued, “All members present will vote either Yea or Nay. <text:s/>Please do not hold the proceedings unless you have an emergency.” <text:s/>He stood and Dom saw several Mages take that as a queue to line up behind the lecturn. <text:s/>When they were all ready, the voting began.</text:span></text:p>
      <text:p text:style-name="P25"><text:tab/>“<text:span text:style-name="T31">The gentleman from Visitacion Valley.”</text:span></text:p>
      <text:p text:style-name="P26"><text:tab/>“Nay.”</text:p>
      <text:p text:style-name="P26"><text:tab/>“The gentleman from Skybreak Tower.”</text:p>
      <text:p text:style-name="P26"><text:tab/>“Yea.”</text:p>
      <text:p text:style-name="P26"><text:tab/>“The gentlelady from Hayes 1844.”</text:p>
      <text:p text:style-name="P26"><text:tab/>“Yea.”</text:p>
      <text:p text:style-name="P26"><text:tab/>Dom watched as each mage made their way through the line, each row standing and shufflling their way into the line at the lecturn like a well-choreographed dance. <text:s/>For each, the Speaker would note <text:span text:style-name="T32">their vote in his book which looked to be the size of Dom’s torso. <text:s/>After their vote, some would return to their seats, some simply vanished, most left directly out out the front door.</text:span></text:p>
      <text:p text:style-name="P26"><text:tab/>“<text:span text:style-name="T32">The gentlelady from The Great Eye Tower.”</text:span></text:p>
      <text:p text:style-name="P26"><text:tab/>“<text:span text:style-name="T32">Yea.”</text:span></text:p>
      <text:p text:style-name="P26"><text:tab/>“<text:span text:style-name="T32">The representative from Shael’loren Garden.”</text:span></text:p>
      <text:p text:style-name="P26"><text:tab/>“<text:span text:style-name="T32">Nay.”</text:span></text:p>
      <text:p text:style-name="P26"><text:tab/><text:span text:style-name="T33">Dom watched while the votes ticked in and, over time, he realized that he would lose. <text:s/>He carefully examined the docket that hung over the speaker’s head, he realized that there simply weren’t enough votes remaining to pass the 50% mark.</text:span></text:p>
      <text:p text:style-name="P26"><text:tab/>“<text:span text:style-name="T33">The gentleman </text:span><text:span text:style-name="T34">from Nob Hill, present day.”</text:span></text:p>
      <text:p text:style-name="P26"><text:tab/>“<text:span text:style-name="T34">Nay.”</text:span></text:p>
      <text:p text:style-name="P26"><text:tab/>“<text:span text:style-name="T34">The gentlelady from The Great Pyramid at the End of Time.”</text:span></text:p>
      <text:p text:style-name="P26"><text:tab/>“<text:span text:style-name="T34">Nay.”</text:span></text:p>
      <text:p text:style-name="P26"><text:soft-page-break/><text:tab/><text:span text:style-name="T34">The vote was going to pass, and Dom hung his head in his hands. <text:s/>He thought of Jed working away at his diner. <text:s/>Maud and the Shepherds would have to pull together their money for another year of deep cold.</text:span></text:p>
      <text:p text:style-name="P26"><text:tab/>“<text:span text:style-name="T35">The gentleman from Castro 1972.”</text:span></text:p>
      <text:p text:style-name="P26"><text:tab/>“<text:span text:style-name="T35">Yea.”</text:span></text:p>
      <text:p text:style-name="P26"><text:tab/>“<text:span text:style-name="T35">The gentleman from Forest Hill.”</text:span></text:p>
      <text:p text:style-name="P26"><text:tab/>“<text:span text:style-name="T35">Yea.”</text:span></text:p>
      <text:p text:style-name="P26"><text:tab/>“<text:span text:style-name="T35">The gentlelady from Gul’merc’ah Tower.”</text:span></text:p>
      <text:p text:style-name="P26"><text:tab/>“<text:span text:style-name="T35">Nay.”</text:span></text:p>
      <text:p text:style-name="P26"><text:tab/><text:span text:style-name="T35">Yunjin and the Exorcists put so much faith into me, Dom thought. <text:s/>Her dissapointed look already haunted his thoughts. <text:s/>She would have to find time to teach him how to exorcise demons properly. <text:s/>Maybe it wouldn’t be so bad. <text:s/>At least he’d get to spend more time with Yunjin. <text:s/>Maybe there was something there between them.</text:span></text:p>
      <text:p text:style-name="P26"><text:tab/>“<text:span text:style-name="T35">The representative from Nob Hill, 1798.”</text:span></text:p>
      <text:p text:style-name="P26"><text:tab/>“<text:span text:style-name="T35">Yea.”</text:span></text:p>
      <text:p text:style-name="P26"><text:tab/><text:span text:style-name="T35">Dom would have to spend his days learning how the moon phase affected how light magic worked or which animals had enough conciousness to cast magic or how to take into account the temperment of the damn fire when… the temperment of the fire!”</text:span></text:p>
      <text:p text:style-name="P26"><text:tab/>“<text:span text:style-name="T35">The gentleman from Richmond.”</text:span></text:p>
      <text:p text:style-name="P26"><text:tab/>“<text:span text:style-name="T35">Yea.”</text:span></text:p>
      <text:p text:style-name="P26"><text:tab/><text:span text:style-name="T35">Dom stood and moved toward the wooden gate once again.</text:span></text:p>
      <text:p text:style-name="P26"><text:tab/>“<text:span text:style-name="T35">On a vote of 82 – 64, the yeas have it,” the Speaker began. <text:s/>“The Vote of No Confidence – ”</text:span></text:p>
      <text:p text:style-name="P26"><text:tab/>“<text:span text:style-name="T35">Mr. Speaker!” shouted Dom. <text:s/>He stood with his waist pressed against the gate, his torso leaning over in the voting gallery.</text:span></text:p>
      <text:p text:style-name="P26"><text:tab/>“<text:span text:style-name="T35">We will not suspend proceedings Mr. Dominic. <text:s/>Return to your seat, now.”</text:span></text:p>
      <text:p text:style-name="P26"><text:tab/>“<text:span text:style-name="T35">Mr. Speaker, I have been make aware of a regulation surrounding the use of magic in the city limits.”</text:span></text:p>
      <text:p text:style-name="P26"><text:tab/><text:span text:style-name="T35">The Speaker paused, turning over </text:span><text:span text:style-name="T36">his gavel in his hand. <text:s/>“Which regulations do you mean, Mr. Dominic?”</text:span></text:p>
      <text:p text:style-name="P26"><text:tab/>“<text:span text:style-name="T36">As I understand it, we need to consider the temperment of all fire use in the course of magic. <text:s/>Have we consulted with the flames that will be created following any scheduled explosions?”</text:span></text:p>
      <text:p text:style-name="P26"><text:tab/><text:span text:style-name="T36">His spectacles furrowed, the Speaker shot a look to the not-taker seated just below his tall perch. <text:s/>Pages ruffled and the man inspected a section of one of his dust-covered volumes, using his </text:span><text:soft-page-break/><text:span text:style-name="T36">finger to keep track of his place. <text:s/>The man looked over his shoulder and passed the tome to the speaker, indicating one passaage in particular.</text:span></text:p>
      <text:p text:style-name="P26"><text:tab/><text:span text:style-name="T36">The room as silent as a mausoleum. <text:s/>Even the small sounds of shoe-tapping and clothes-shifting seemed to fill the room completely. <text:s/>Chairs creaked beneath their occupants. <text:s/>The pages of the Speaker’s book ruffled as he turned to another page. <text:s/>The silence grew in Dom’s chest until he opeened his mouth so speak once again.</text:span></text:p>
      <text:p text:style-name="P26"><text:tab/><text:span text:style-name="T36">The Speaker spoke first. <text:s/>“Resolution 2106 passes.”</text:span></text:p>
      <text:p text:style-name="P26"><text:tab/><text:span text:style-name="T36">Dom’s heart sank.</text:span></text:p>
      <text:p text:style-name="P26"><text:tab/>“<text:span text:style-name="T36">Due to an oversite concerning fire regulations within the city limits, action on this plan will not be permitted until such a time as we can determine,” the Speaker shot a look at Dom over the top of his ancient spectacles, “the temperment of all affected fire.”</text:span></text:p>
      <text:p text:style-name="P26"><text:tab/><text:span text:style-name="T36">The gavel crashed and the room erupted around Dom. <text:s/>Scores of onlookers stormed out of the House, cursing whatever god they thought had moved against them on this particular day. <text:s/>Still more hurled accusations at the Speaker.</text:span></text:p>
      <text:p text:style-name="P26"><text:tab/>“<text:span text:style-name="T36">Do you really think some new mage could have some that without greasing some wheels?”</text:span></text:p>
      <text:p text:style-name="P26"><text:tab/><text:span text:style-name="T36">There were some still who crowded around Dom and, with their arms around his shoulders, shouted their admiration for his deeds. <text:s/>When the crowd around him grew large enough, Dom could barely move to nod or shake someone’s outstretched hand. <text:s/>It was only when the crowd had pushed him outside into the could, morning air that Dom felt something, somewhere out in the universe click into place. <text:s/>He watched as the sun shone through the skyscrapers for the first time today.</text:span></text:p>
      <text:p text:style-name="P26"><text:tab/>“<text:span text:style-name="T36">We won.”</text:span></text:p>
      <text:p text:style-name="P26"><text:tab/><text:span text:style-name="T36">And then again to the chorus of supporters surrounding him.</text:span></text:p>
      <text:p text:style-name="P26"><text:tab/>“<text:span text:style-name="T36">We won!”</text:span></text:p>
      <text:p text:style-name="P26"><text:tab/><text:span text:style-name="T37">At this, the crowd rolled with excitement and cheers from friends and soon-to-be friends lifted him to the heights that only joy can take a man. <text:s/>Dom would cheer and cheer until his chest had nothing left to give. <text:s/>Tomorrow, the work began again.</text:span></text:p>
      <text:list text:style-name="L1">
        <text:list-header>
          <text:p text:style-name="P29">Zero Outline</text:p>
          <text:p text:style-name="P30"/>
        </text:list-header>
        <text:list-item>
          <text:p text:style-name="P30">INTRO TBD </text:p>
        </text:list-item>
        <text:list-item>
          <text:p text:style-name="P30">Dom sees a mage getting mugged, stops the robbers and the mage saves him from getting shot. He sees the mage use magic, but the mage tells him he’s seeing things.</text:p>
        </text:list-item>
        <text:list-item>
          <text:p text:style-name="P30">Dom becomes consumed thinking about this event, until he follows the mage and sees him use a spell to put out some lamps</text:p>
        </text:list-item>
        <text:list-item>
          <text:p text:style-name="P30">Dom runs home to think about what he saw, and slowly figures out how magic works</text:p>
        </text:list-item>
        <text:list-item>
          <text:p text:style-name="P30">Over the next couple days, he uses magic to so silly things like put out lights and light matches and stuff</text:p>
        </text:list-item>
        <text:list-item>
          <text:p text:style-name="P30">One day, he tries to use a spell and does something wrong (that thing TBD), and he accidentally summons a full-on demon into his workplace. </text:p>
        </text:list-item>
        <text:list-item>
          <text:p text:style-name="P30">The demon chases him, but he can’t run fast like he’s in a dream. <text:s/>Demon catches him, beats him, it’s really bad, and then Dom passes out.</text:p>
        </text:list-item>
        <text:list-item>
          <text:p text:style-name="P30">He wakes up in Jed’s house, and Jed tells him that he got a lot of people killed and accuses him of doing it on purpose. <text:s/>Dom convinces him as best he can that he didn’t after a bit of magic nonesense that scares the shit out of Dom</text:p>
        </text:list-item>
        <text:list-item>
          <text:p text:style-name="P30">Dom learns that, although he’s <text:span text:style-name="T4">super </text:span><text:span text:style-name="T13">done with magic after getting beaten to death nearly, he’s going to have to learn at least a little bit of magic for his safety and others</text:span></text:p>
        </text:list-item>
        <text:list-item>
          <text:p text:style-name="P31">Dom learns the ABCs of magic from Jed. <text:s/>About The Power and The Dream.</text:p>
        </text:list-item>
        <text:list-item>
          <text:p text:style-name="P31">Dom’s out of work (probably why this whole thing got started), and Jed says good! You can come work with me! <text:s/>You start Tuesday!</text:p>
        </text:list-item>
        <text:list-item>
          <text:p text:style-name="P31">Dom shows up to the address only to learn that Jed runs a diner out of a defunct cable car. <text:s/>Dom works a long shift at the diner and, there, he learns about the customers and makes the first steps toward learning Jed’s philosophy of magic. <text:s/>Mr. Miyagi-style, yaknow</text:p>
        </text:list-item>
        <text:list-item>
          <text:p text:style-name="P31">Dom asks Jed why he runs a diner if he can use magic, and Jed just answers simply that he likes the work. <text:s/>Dom thinks he’s being evasive, but Jed’s serious.</text:p>
        </text:list-item>
        <text:list-item>
          <text:p text:style-name="P31">On his way home, Dom runs across a demon and then witnesses a mage attack it. <text:s/>A battle ensues and the mage kills the demon. <text:s/>When the demon is dying, it manages to catch Dom and he gets into a bad situation.</text:p>
        </text:list-item>
        <text:list-item>
          <text:p text:style-name="P31">Yunjin, the mage, saves him from the demon and the meet for the first time. <text:s/>Step one here on the romance track.</text:p>
        </text:list-item>
        <text:list-item>
          <text:p text:style-name="P31">Dom wakes up the next morning at Jed’s and they’re prepping to go the the park. <text:s/>On the way there, Jed teaches him about the Magocracy, and takls to him about the demon that died last night. <text:s/>He explains how Mages make money – hunting demons, and ruling the city from the shadows. <text:s/>Jed suggests he do something else, and not work as a mage. Shit’s dangerous. <text:s/>They get in a fight and Jed decides to take Dom to a different part of the park to show him what fighting a demon is really like</text:p>
        </text:list-item>
        <text:list-item>
          <text:p text:style-name="P31">They go to a dark tunnel that looks abandoned, and they face a Mouther. <text:s/>Scary shit, but easy to kill. <text:s/>Jed is pretty rough with him, but teaches him how to kill the demon. <text:s/>It goes pretty well at first, but Dom messes something up.</text:p>
        </text:list-item>
        <text:list-item>
          <text:p text:style-name="P31">The mess-up is dramatic, and Dom manages to pull it out barely so that Jed can fix the situation. Dom is pissed, and Jed allows him to exorcist the demon. <text:s/>Dom storms off.</text:p>
        </text:list-item>
        <text:list-item>
          <text:p text:style-name="P31">Storming through the city, Dom gets assailed by a homeless woman in a wheelchair who says she’s dying and needs help. <text:s/>Turns out that she’s not dying, but she does need her bag fixed. Dom fixes it with magic, and she freaks out on him again. <text:s/>He’s a spy, ect ect. <text:s/>A woman appears to stop her from screaming – Yunjin. <text:s/>Oh boy.</text:p>
        </text:list-item>
        <text:list-item>
          <text:p text:style-name="P31"><text:soft-page-break/>Yunjin invites Dom into her store and they talk about like and magic and whatnot. <text:s/>Romance track step 2 here. <text:s/>Maybe here’s where Dom convinces himself that she’s flirting with him, but then finds out that she’s dating a girl. <text:s/><text:span text:style-name="T39">Yunjin invites him to </text:span><text:span text:style-name="T40">hang out with her team of Exorcists at the Tempest later that day.</text:span></text:p>
        </text:list-item>
        <text:list-item>
          <text:p text:style-name="P32">Dom returns to the Cable Car Diner and makes up with Jed. <text:s/><text:span text:style-name="T41">Jed introduces Mrs. Mary to Dom, who needs his help with something. <text:s/>Here’s another opportunity for Jed to teach Dom his ethos about the world. <text:s/>This is the grow nice flowers scene. Dom finishes his shift and leaves for the Tempest</text:span></text:p>
        </text:list-item>
        <text:list-item>
          <text:p text:style-name="P33">Dom meets the Exorcists at the Tempest. <text:s/>This is an opportunity to learn their ethos about the world. <text:s/>They’re attacked at the end of the scene</text:p>
        </text:list-item>
        <text:list-item>
          <text:p text:style-name="P33">The Exorcists are attacked by a scary man in a suit. <text:s/>Dom is the only one who doesn’t escape. Things are scary and Dom learns about some plot (but only a bit) to be evil or something. <text:s/>It’s an intense scene to escape.</text:p>
        </text:list-item>
        <text:list-item>
          <text:p text:style-name="P33">Dom is back with the Exorcists, and they talk about what happened and, eventually, figure out what’s going on enough that they put a plan together.</text:p>
        </text:list-item>
        <text:list-item>
          <text:p text:style-name="P33">Dom and Yunjin take off with Yunjin holding Dom’s hand to teleport him around. <text:s/>Yunjin x Dom romance scene here. <text:s/>Yay more progression. <text:s/>They drop him off at Jed’s diner.</text:p>
        </text:list-item>
        <text:list-item>
          <text:p text:style-name="P33">Dom finds Jed in the diner talking to Mrs. Gault. <text:s/>They’re in the middle of a magic battle thing – it’s that gaslighting magic scene with the teacup/coffee.</text:p>
        </text:list-item>
        <text:list-item>
          <text:p text:style-name="P33">Jed wins with a little help from Dom, Dom explains what’s happened from his friends, and Jed runs off to help his friends.</text:p>
        </text:list-item>
        <text:list-item>
          <text:p text:style-name="P33">There’s some collection of scenes here… probably not the Garden scene, but this is where the garden scene goes in the zero draft.</text:p>
        </text:list-item>
        <text:list-item>
          <text:p text:style-name="P33">Dom shows up to the Senate, and he gives his speech to the gathering</text:p>
        </text:list-item>
        <text:list-item>
          <text:p text:style-name="P33">The vote happens and he loses, but then pulls it out at the end with a technicallity that he learned earlier. <text:s/>Yay celebration and end story.</text:p>
          <text:p text:style-name="P34">REPLOTTING V2<text:span text:style-name="T42"/></text:p>
        </text:list-item>
      </text:list>
      <text:list text:style-name="L2">
        <text:list-item>
          <text:p text:style-name="P37"><text:span text:style-name="T62">This scene takes place in Dom’s office. <text:s/>He seems to enjoy his work, but I need to inject a sense of incompleteness and safety to his life. <text:s/>The point here is not that he’s living a </text:span><text:span text:style-name="T10">safe life</text:span><text:span text:style-name="T62"> it’s that he’s not living what he considers his duty deep down inside. <text:s/>That’s gonna be hard lol – </text:span>Dom <text:span text:style-name="T62">basically</text:span> sees someone cast magic and chasing the guy down. <text:s/>The man gives him a card to an address if he wants to talk about it. <text:s/><text:span text:style-name="T62">Maybe he sees a homeless guy get exorcised </text:span><text:span text:style-name="T63">or something.</text:span></text:p>
          <text:p text:style-name="P40">I THINK HIS IS REALLY SCARY AND DOM ISN’T VERY SCARED OF IT. <text:s/>THE GUY (JED) MUST TRY TO SCARE HIM OFF, BUT DOM ISN’T DRIVEN AWAY.<text:span text:style-name="T61">\</text:span></text:p>
          <text:p text:style-name="P35">DO YOU THINK DOM IS FORCED TO JOIN JED? <text:s/>LIKE HE ACCIDENTALLY GETS JED’S APPRENTICE KILLED? OR MAYBE HE JUST OVERHEARS <text:span text:style-name="T62">THE APPRENTICE QUITTING? OR MAYBE DOM HAS SOMETHING TO DO WITH THAT?…. </text:span><text:span text:style-name="T68">MAYBE EXORCISM IS ABOUT COLLECTING DEMONS AND USING THEM FOR… SOME PURPOSE? MAYBE ALL OF MAGIC IS ABOUT THAT, RITUALISM IS ABOUT WRITING INTO A SPELLWORK, EXORCISM IS ABOUT USING IT TO MAKE OTHERS FEEL A PARTICULAR WAY. <text:s/>IT COULD BE THAT DOM PICKS UP A DEMON AND JED TRIES TO EXORCISE HIM OF IT. <text:s/>JED NOTICES THAT HE HAS SOME POTENTIAL AND INVITES HIM TO WORK WITH HIM FOR A WHILE. <text:s/></text:span></text:p>
        </text:list-item>
        <text:list-item>
          <text:p text:style-name="P38"><text:span text:style-name="T62">This scene is on the train – </text:span>Dom thinks about whether or not he should go, we learn more about him here? <text:s/>He probably doesn’t really even consider not going, but he probably does consider that what he saw wasn’t magic. <text:s/>There’s a line here to think about – Dom’s not scared or worried, he’s just understandably skeptical that magic is real lol <text:span text:style-name="T49">AND HERE DOM MEETS JED TO HAVE HIM EXORCISE IT. <text:s/></text:span><text:span text:style-name="T51">THE PERSON WHO TRIES TO EXORCISE IT IS JED’S APPRENTICE, AND DOM NOTICES IT SO IT DOESN’T WORK. <text:s/>JED CRITISIZES THE APPRENTICE AND THEY STORM OFF. <text:s/>THIS IS WHERE DOM JOINS UP</text:span></text:p>
        </text:list-item>
        <text:list-item>
          <text:p text:style-name="P36">SO HERE, DOM PICKS UP A DEMON SOMEHOW, IT’S SCARY</text:p>
        </text:list-item>
        <text:list-item>
          <text:p text:style-name="P39">Dom goes anyways, and meets Jed at the diner. <text:s/>During this, Dom learns about magic and Jed frustrates him that he won’t just tell him answers directly. <text:s/>Jed directs him to a magic exhibition <text:span text:style-name="T65">that’s happening tonight</text:span>. He might find out that Jed has a spot for an apprentice here. <text:s/>Four months, and Dom would need to make a decision if he wanted to continue. <text:s/><text:span text:style-name="T46">THERE’S SOMETHING WE’RE WORKING TOWARDS HERE PARLIAMENT I THINK.</text:span></text:p>
        </text:list-item>
        <text:list-item>
          <text:p text:style-name="P37">Dom goes to the exhibition, meets the Exorcists and falls in love with magic. <text:s/>He meets Yunjin for the first time here. <text:s/>They go home together. <text:s/></text:p>
        </text:list-item>
        <text:list-item>
          <text:p text:style-name="P37">The next morning, he and Yunjin talk and Dom falls for her really fast. <text:s/>She seems to like him, but she’s deflects through a sort of aggressive humor. <text:s/>She agrees to a date with Dom at a later time. <text:s/><text:span text:style-name="T48">This scene should probably do something else other than move the romance forward, although if the romance is good enough I don’t think it has to. <text:s/>Also, the time on this doesn’t make a lot of sense… they wake up in the morning, talk, then Dom gets to the diner at 4:30am? Think again about the timeline here.</text:span></text:p>
        </text:list-item>
        <text:list-item>
          <text:p text:style-name="P37">Dom <text:span text:style-name="T52">leaves to go to Jed’s diner very early in the morning… 3 or 4am to be there at 4:30</text:span>, thinking about how excited he is <text:span text:style-name="T43">for his first day learning magic from Jed. <text:s/>He shows up at the diner, and Jed’s first order of business is giving Dom something to take orders with and tells him to get to work. <text:s/>Dom argues a little, but then figures this is part of the process. <text:s/>Dom works a whole shift – after his entire shift at his real job – and he’s super dead. <text:s/>While he’s on the job, Jed teaches him more shit about magic and Exorcism. <text:s/>Dom really enjoys himself learning although he finds it difficult. <text:s/></text:span><text:span text:style-name="T52">After this, Dom leaves to get to work at </text:span><text:span text:style-name="T43"><text:s/></text:span><text:span text:style-name="T46">I THINK DOM MUST LEARN MORE ABOUT WHAT PARLIAMENT IS AND WHAT WOULD BE EXPECTED OF HIM.</text:span></text:p>
        </text:list-item>
        <text:list-item>
          <text:p text:style-name="P42"><text:soft-page-break/>On the way <text:span text:style-name="T52">to work (he must be walking I guess)</text:span>, Dom ruminates over what he learned for the day <text:span text:style-name="T44">and he runs into a man who’s suffering on the street with something. <text:s/>Addiction or just sadness? Some mental anguish of some sort. <text:s/>Jed told him now to close his mind and he was pretty specific about telling him to practice at home, but he didn’t say </text:span><text:span text:style-name="T9">not</text:span><text:span text:style-name="T44"> to practice here… Dom opens his mind and he experiences some absolutely insane shit. <text:s/></text:span><text:span text:style-name="T47">Vague experience, nothing specific, kinda weird.</text:span></text:p>
        </text:list-item>
        <text:list-item>
          <text:p text:style-name="P41">Dom g<text:span text:style-name="T52">ets to work and the experience starts to eat away at him. <text:s/>He’s having full PTSD flashbacks about something that literally never happened to him – probably that didn’t happen in the first place </text:span><text:span text:style-name="T53">at all – and he’s really struggling throughout the day with it. <text:s/>It comes to a head and he… either has to leave work and call Jed or he just walks to the Diner and Jed helps him. <text:s/></text:span>I’m thinking he experiences something like the CIA stalking him and then it killing his sister. <text:s/>Dom is absolutely flattened by this experience, but the man he ?melds? with seems to feel a lot better. <text:s/>He’s more lucid. <text:s/>Not that Dom really can bring himself to care. <text:s/><text:span text:style-name="T47">Glimpses of scary shit happening, some specifics, but no cohesive story. <text:s/>Weird, then really scary.</text:span></text:p>
        </text:list-item>
        <text:list-item>
          <text:p text:style-name="P43">Jed <text:span text:style-name="T54">basically rips the Demon out of Dom here. <text:s/>It’s really scary and the thing is taking him over. <text:s/>But the more Dom listens and observes the demon, </text:span><text:span text:style-name="T55">but he can’t seem to get it out of his mind without Jed’s help. <text:s/>Eventually, Jed decides that he’s worked enough and rips the demon out himself.</text:span><text:span text:style-name="T54"> Eventually, Dom wonders why he was experiencing torment from this, and he can’t really recall that happened in the memory. <text:s/></text:span><text:span text:style-name="T47">Fucking horrifying, then peaceful. <text:s/>It passes.</text:span></text:p>
        </text:list-item>
        <text:list-item>
          <text:p text:style-name="P44">Dom and Yunjin have that date, she tells him they can only meet on her lunch break, but Dom’s actually quite happy to do that. <text:s/>It’s a cute date and Dom talks about his experience learning magic from Jed <text:span text:style-name="T55">and that really scary demon</text:span>. <text:s/>She sort of laughs a little and makes it known to Dom <text:span text:style-name="T55">that that type of demon is like… a hundredth echo of the real demon. <text:s/>And that if it were closer to the source, he would just 100% be dead.</text:span> <text:s/>That does seem to deflate Dom a little, but Yunjin does a pretty good job of cheering him up about it, she didn’t really mean to be a shithead to him. <text:span text:style-name="T45">This is where Yunjin orders that wine</text:span>. <text:s/><text:span text:style-name="T55">Dom seems to set himself to speak with Jed about </text:span><text:span text:style-name="T65">magic stuff</text:span><text:span text:style-name="T55"> the next morning. </text:span></text:p>
        </text:list-item>
        <text:list-item>
          <text:p text:style-name="P45">Jed <text:span text:style-name="T56">and Dom work with a customer to remove a demon. <text:s/>It’s something pretty unpleasant, but the customer knows that magic is real – I think they work a normal job, but they’re aware of the magical world – and so that makes the removal more of a medical procedure. <text:s/>Great teaching opportunity for Dom. <text:s/>Basically Dom tries to remove the demon, something goes wrong, and Jed does it for him. <text:s/>Jed and Dom have their conversation about how Dom doesn’t think he can do this and Jed gives him some wisdom about learning to sit with his frustration. <text:s/>Dom’s sort of 50/50 on it, but doesn’t decide to give up. </text:span><text:span text:style-name="T65">[Before work]</text:span></text:p>
        </text:list-item>
        <text:list-item>
          <text:p text:style-name="P46"><text:span text:style-name="T65">[He skips work for this] </text:span>Dom gets a call that Yunjin’s in the hospital. <text:s/>He rushes down there to see what he can do and, when he finds her, finds out that <text:span text:style-name="T65">s</text:span>he had a siezure. <text:s/>She’s sleeping when Dom gets there and the guy tells him that he knew to call Dom because he had hearts next to his name in her phone. Dom thinks that hilarious. <text:s/><text:span text:style-name="T57">Before the guy leaves, Dom gives him a fistbump and detects that he has a demon in him. <text:s/>Dom realizes that it’s not that powerful, sort of like the one he was working on with Jed earlier? Or something they worked on weeks ago something like that. Dom tries to exorcise the demon from the guy and the guy just thinks Dom’s weird and leaves. Dom probably got pretty close, but just pushed the guy’s ?believability reflex? who knows, something like that. Dom is sad again, and falls asleep next to Yunjin’s bed.</text:span></text:p>
        </text:list-item>
        <text:list-item>
          <text:p text:style-name="P47"><text:span text:style-name="T65">[Later in the afternoon 2 or 3 or so]</text:span>Yunjin wakes up, really embarassed <text:span text:style-name="T58">that Dom’s here. <text:s/>Embarassed at the situation, she gets out of the hospital as quick as she can. <text:s/>Also she seems good, the doctors are at least a little concerned for her and give her some pills, but she does leave and Dom takes her home. <text:s/>When they get there, Yunjin vomits all over the floor after Dom brings her some OJ. <text:s/>She’s pissed and says she’s never drinking ever again. <text:s/>Yunjin convinces him not to call the doctor again, and she lays down to sleep. <text:s/>When she’s situated in bed, she </text:span><text:soft-page-break/><text:span text:style-name="T58">asks Dom to sit on the bed with her and she asks him if he can remove a demon she picked up in the hospital. <text:s/>Dom holds her hand and thinks he probably could, but then says he can call Jed to remove it. <text:s/>She encourages him to get it done himself. <text:s/>Dom does and it’s pretty poggers.</text:span></text:p>
        </text:list-item>
        <text:list-item>
          <text:p text:style-name="P48">The next day, Dom should meet all the roommates and learn about their magic. <text:s/>It’s really sick and he learns a lot and really loves her roommates and everything they’re doing. <text:s/>He also sees Yunjin’s magic and workshop. <text:s/>She’s a ritualist, which he probably already knows, <text:span text:style-name="T59">but he gets to see her work for the first time. <text:s/>Very cool.</text:span></text:p>
          <text:p text:style-name="P48"/>
          <text:p text:style-name="P49">About <text:span text:style-name="T63">2</text:span> month<text:span text:style-name="T63">s</text:span> later, we open up on Jed and Dom practicing Exorcism. <text:s/>Dom’s a lot better, but still struggling to exorcise low leve<text:span text:style-name="T60">l</text:span> demons. <text:s/>They’re both pretty happy with his progress, but Jed’s telling him that they’re both going to have to step up the training. <text:s/>Dom’s pretty excited about that. <text:s/>Jed tells him they’re going to go see some of the Exorcists perform… later? So Dom can get an idea of just how powerful they can be, and where he’s going to have to get to eventually if he wants to make a life doing this. <text:s/>There’s probably some struggle here from Dom about whether or not he should do this as a hobby, and Jed lets him know that he can’t do this as a hobby past a certain point, but he’ll understand once he sees the Exorcists in action.</text:p>
        </text:list-item>
        <text:list-item>
          <text:p text:style-name="P50">About 2 months later, we open up on Dom sitting in his office and thinking about his magic studies with Jed. <text:s/>This scene should reflect the opening scene of the book, although something’s changed in Dom’s thinking. <text:s/>He’s still working and doing his best, but there’s a completeness to his thinking, a driving quality to his thoughts now. <text:s/>Dom is working on his work and magic at his desk, excited about his trip to see an exorcism <text:span text:style-name="T64">in the park later. <text:s/></text:span><text:span text:style-name="T66">As Dom is leaving work, he gets stopped by Maud, the nuts lady who shouts about Dom’s company trying to kill her and stuff. <text:s/>She tells him something that makes Dom think she’s picked up a demon, and he exorcises it quite quickly while just talking to her. Maybe there’s something here about learning something new. <text:s/>Something with the scene needs to be… more? I guess. <text:s/>This is good for now though. <text:s/>We should underline that Dom has at least a little of an ego here about how good he’s getting at exorcism. <text:s/>Not like “I’m the godddamn best” but like “I’m pretty good at this now.” There’s something in me here that makes me want to </text:span><text:span text:style-name="T11">make sure</text:span><text:span text:style-name="T66"> the audience gets at least a little insight into Dom’s advancement. <text:s/>Even if it’s a book-style montage, Dom can’t teleport to being good, we should at least see it a little.</text:span></text:p>
        </text:list-item>
        <text:list-item>
          <text:p text:style-name="P51">Dom goes off to meet Yunjin at her place. <text:s/>They have a date tonight, but Dom’s picking her up. <text:s/>This is where he finds a bottle of whiskey that was gifted to her on the counter. <text:s/>I think maybe there’s some story-driven suggestion that she’s sort of hiding it, but mostly she says she just took it to be nice and that she liked the idea of having it so she like… knows how far she’s come. <text:s/>Dom gets it, but throws it away. <text:s/>She seems annoyed that he did that, but Dom is pretty sure it’s for the best. <text:s/>They <text:span text:style-name="T69">probably get into a fight over it and she says that he took away her choice about getting rid of the alcohol. <text:s/>Dom says that she shouldn’t put herself in the situation to choose. <text:s/>She needs to retort with something like, how is she going to learn to turn down alcohol if she runs every time she sees it. <text:s/>Basically she hits on Dom’s sense of control and he understands because he feels the need to control his outcome to become an Exorcist. <text:s/>Dom apologizes to her, they make up. <text:s/>Even though Dom’s right and she’s wrong ultimately. <text:s/>Yunjin has to work, so they cancel their date. <text:s/>Seemingly, she’s not mad. <text:s/>But she’s obviously mad. <text:s/>Dom leaves </text:span><text:span text:style-name="T70">to </text:span><text:span text:style-name="T69">walk to the park alone.</text:span></text:p>
        </text:list-item>
        <text:list-item>
          <text:p text:style-name="P52"><text:span text:style-name="T64">D</text:span>om arrives at the park, probably Golden Gate Park, <text:span text:style-name="T70">for the last magic exhibition before Parliament. <text:s/>It’s just like the one Jed to Dom to back when all of this started. <text:s/>Here, he gets to experience</text:span> one of the Magocracy Exorcists <text:span text:style-name="T70">for the very first time</text:span>. <text:s/>He’s met plenty of Exorcists before, many that were quite good, but this is the first time he’s gotten to experience someone who’ll lead the Parliament for his division. <text:s/>The experience is incredible. <text:s/>It really changes what Dom believes is possible for exorcism… and it also discourages him. <text:s/>That Exorcist is so good <text:soft-page-break/><text:span text:style-name="T67">and Dom’s progressed so much, that he can tell now just how far he has to go and fully believes that he’ll literally never get there.</text:span></text:p>
        </text:list-item>
        <text:list-item>
          <text:p text:style-name="P53">On his walk back from the park, he runs into Maxine and the guys... somewhere. <text:s/>They should have a little talk about Dom’s budding inferiority complex and Dom basically learns the wrong lesson from them. <text:s/>Basically, it demoralizes him more, but makes him feel like he can control the outcome if he just white-knuckles it long enough. <text:s/>If he just whhips himself hard enough, he can figure it out. <text:s/>I think this isn’t really what they’re trying to say, but they’re all geniuses so they kinda don’t know. <text:s/>Also, here they <text:span text:style-name="T70">get attacked “attacked” by <text:s/>a demon. <text:s/>Dom has to figure out how to exorcise it, but it sort up fucks up the person who got possessed. <text:s/>Things are heating up they all say, and they’re only going to get scarier until Parliament comes.</text:span></text:p>
        </text:list-item>
        <text:list-item>
          <text:p text:style-name="P54">The next morning, Jed and Dom talk about what happened the night before. <text:s/>Jed gives him instruction on how to exorcise that particular demon. <text:s/>This is a good opportunity for a “this one only comes out with prayer” – type reference. <text:s/><text:span text:style-name="T71">Dom is quite mad that he allowed the demon to really injure whoever it was that got possessed, but Jed doesn’t really seem to be surprised that he couldn’t exorcise it. <text:s/>That was a pretty hard one to be honest, not at your level to be trivial yet. <text:s/>Dom believes that it </text:span><text:span text:style-name="T12">needs</text:span><text:span text:style-name="T71"> to be at his level soon, and that he’s not progressing fast enough. <text:s/></text:span><text:span text:style-name="T50">This ties into this next part, they’re happening simultaneously.</text:span><text:span text:style-name="T71"> </text:span><text:s text:c="2"/><text:span text:style-name="T71">Dom talks about how he saw the Magocracy Exorcist for the first time and Jed doesn’t really seem to understand that Dom feels insecure about his place in the world. <text:s/>Jed just thinks that Dom is really in awe over that the Mago Exorcists can really do. <text:s/>Eventually, Jed figures it out and helps Dom calm down about it. <text:s/>This is probably where we can talk about commiting yourself to the work. <text:s/>Jed explains it in some sufficiently mystical way that Dom doesn’t fully understand, but thinks he probably will sometime soon, since that’s how it normally works in his experience. Lol</text:span></text:p>
        </text:list-item>
        <text:list-item>
          <text:p text:style-name="P55">Dom is about to leave for work, and comes across Jed and a woman talking. <text:s/>It’s the Mrs Gault and Jed fight scene. <text:s/>Probably should contextualize it better, <text:span text:style-name="T72">but the same basic scene happens. Probably should be just like I wrote it, with Jed getting attacked and Dom providing some backbone at the very end. <text:s/>Dom believes that he barely helped Jed, and Jed tries tell him that “barely” was good enough. <text:s/>But Dom’s not a big fan of that, and he wants to get good enough to exorcise that demon with Jed easily. <text:s/>Not Jed doing nearly all the work and Dom doing “just enough.” <text:s/>You helped exactly what I needed. Dom says thanks and walks off to work.</text:span></text:p>
        </text:list-item>
        <text:list-item>
          <text:p text:style-name="P56">There’s a scene at work and then, when he leaves, he arrives home to Yunjin sitting on his couch drunk.</text:p>
        </text:list-item>
        <text:list-item>
          <text:p text:style-name="P57">Yunjin relapses <text:span text:style-name="T74">scene. <text:s/>I’m sure I wrote this already, this is where that goes.</text:span></text:p>
        </text:list-item>
        <text:list-item>
          <text:p text:style-name="P57">Yunjin’s AA meeting. <text:s/><text:span text:style-name="T74">Another one I wrote already, but this is where it goes.</text:span></text:p>
        </text:list-item>
        <text:list-item>
          <text:p text:style-name="P60">There’s a scene here that ties these arc together in a better way. <text:s/>Dom’s really in a poor mood with all this – he’s strung super thin and about to break. <text:s/>This is the very bottom of the pit for him. <text:s/>Maybe he tells Jed that he can’t do it and that he can’t come to the Parliament tomorrow. <text:s/>He tries to quit. <text:s/>Jed just tells him to show up and just do the work. <text:s/>It’s the first time Jed pushes him. <text:s/>He says something that makes Dom just trust him, even though he doesn’t believe him. <text:s/>Dom gets ready at the end and move off to the Parliament at the end of the day.</text:p>
        </text:list-item>
        <text:list-item>
          <text:p text:style-name="P58">Set up for the Parliament, Jed and Dom are assigned to protect a group of Warders who’ve set themselves to hold the fabric of reality together for the night, so that no more demons leak in.</text:p>
        </text:list-item>
        <text:list-item>
          <text:p text:style-name="P59">The Parliament begins. And it’s intense. <text:s/>Things are going well, but one of the demons slip free. <text:s/><text:span text:style-name="T73">This h as to be basically the full arc of the event but, just before the end, Dom jumps off to chase down a demon.</text:span></text:p>
        </text:list-item>
        <text:list-item>
          <text:p text:style-name="P58">Dom reaches after the demon to tackle it by himself. <text:s/>Jed’s concerned, but he has to hold down the fort so that the rest of the Warders don’t like… die or something. <text:s/><text:span text:style-name="T73">Dom gets it at the end of the chapter. <text:s/>Parliament success! No demons broke through in small, small part due to Dom. <text:s/></text:span><text:soft-page-break/><text:span text:style-name="T73">Dom basically gets it at this point – magic is about just doing the work and enjoying the outcome, whatever that is. <text:s/>He really enjoys people telling him he did a great job – even the super powerful mages he was reluctant to meet. <text:s/>By the end, he’s basically fully committed to being an Exorcist. <text:s/>He’s joining to work at the diner.</text:span></text:p>
        </text:list-item>
        <text:list-item>
          <text:p text:style-name="P55"><text:span text:style-name="T74">This could be a scene that happens two months later again. <text:s/>One more day sober than Yunjin had last time.</text:span> <text:span text:style-name="T73">Story wrap-up. <text:s/></text:span><text:span text:style-name="T74">This might be where they’re talking about Why Yunjin doesn’t want Dom to come to her meetings? Also where she insinuates that he should move in with her.</text:span> <text:span text:style-name="T74">Talking about his decision to quit and start working with Jed at the diner.</text:span> Walking arm in arm down the street. <text:s/>And tomorrow, the work began again.</text:p>
        </text:list-item>
      </text:list>
      <text:p text:style-name="P27"/>
      <text:p text:style-name="P28">F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4-02-15T20:59:11.972790539</dc:date>
    <meta:editing-duration>P3DT6H35M38S</meta:editing-duration>
    <meta:editing-cycles>18</meta:editing-cycles>
    <meta:generator>LibreOffice/24.2.0.3$Linux_X86_64 LibreOffice_project/420$Build-3</meta:generator>
    <meta:document-statistic meta:table-count="0" meta:image-count="0" meta:object-count="0" meta:page-count="30" meta:paragraph-count="468" meta:word-count="16725" meta:character-count="91314" meta:non-whitespace-character-count="73813"/>
  </office:meta>
</office:document-meta>
</file>